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9040727.724704" calcext:value-type="float">
            <text:p><text:s/>39,040,728 <text:s/></text:p>
          </table:table-cell>
          <table:table-cell table:style-name="ce42" office:value-type="float" office:value="4489749.378" calcext:value-type="float">
            <text:p><text:s/>4,489,749 <text:s/></text:p>
          </table:table-cell>
          <table:table-cell table:style-name="ce42" office:value-type="float" office:value="28547378.356704" calcext:value-type="float">
            <text:p><text:s/>28,547,378 <text:s/></text:p>
          </table:table-cell>
          <table:table-cell table:style-name="ce42" office:value-type="float" office:value="247521.62" calcext:value-type="float">
            <text:p><text:s/>247,522 <text:s/></text:p>
          </table:table-cell>
          <table:table-cell table:style-name="ce42" office:value-type="float" office:value="5625300.17" calcext:value-type="float">
            <text:p><text:s/>5,625,30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778.2" calcext:value-type="float">
            <text:p><text:s/>130,7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745.47" calcext:value-type="float">
            <text:p><text:s/>7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4.27" calcext:value-type="float">
            <text:p><text:s/>5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.2" calcext:value-type="float">
            <text:p><text:s/>15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447996.372976353" calcext:value-type="float">
            <text:p><text:s/>447,996 <text:s/></text:p>
          </table:table-cell>
          <table:table-cell table:style-name="ce42" office:value-type="float" office:value="-134276.55" calcext:value-type="float">
            <text:p><text:s/>-134,277 <text:s/></text:p>
          </table:table-cell>
          <table:table-cell table:style-name="ce42" office:value-type="float" office:value="593997.329456515" calcext:value-type="float">
            <text:p><text:s/>593,997 <text:s/></text:p>
          </table:table-cell>
          <table:table-cell table:style-name="ce42" office:value-type="float" office:value="-672.37" calcext:value-type="float">
            <text:p><text:s/>-672 <text:s/></text:p>
          </table:table-cell>
          <table:table-cell table:style-name="ce42" office:value-type="float" office:value="13614.5635198385" calcext:value-type="float">
            <text:p><text:s/>13,6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24666.6" calcext:value-type="float">
            <text:p><text:s/>-24,6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8591985.8817276" calcext:value-type="float">
            <text:p><text:s/>38,591,986 <text:s/></text:p>
          </table:table-cell>
          <table:table-cell table:style-name="ce43" office:value-type="float" office:value="4624025.928" calcext:value-type="float">
            <text:p><text:s/>4,624,026 <text:s/></text:p>
          </table:table-cell>
          <table:table-cell table:style-name="ce43" office:value-type="float" office:value="27953381.0272475" calcext:value-type="float">
            <text:p><text:s/>27,953,381 <text:s/></text:p>
          </table:table-cell>
          <table:table-cell table:style-name="ce43" office:value-type="float" office:value="247599.72" calcext:value-type="float">
            <text:p><text:s/>247,600 <text:s/></text:p>
          </table:table-cell>
          <table:table-cell table:style-name="ce43" office:value-type="float" office:value="5611685.60648016" calcext:value-type="float">
            <text:p><text:s/>5,611,68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55293.6" calcext:value-type="float">
            <text:p><text:s/>155,29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386095.019782552" calcext:value-type="float">
            <text:p><text:s/>386,095 <text:s/></text:p>
          </table:table-cell>
          <table:table-cell table:style-name="ce43" office:value-type="float" office:value="33563.179" calcext:value-type="float">
            <text:p><text:s/>33,563 <text:s/></text:p>
          </table:table-cell>
          <table:table-cell table:style-name="ce43" office:value-type="float" office:value="387418.005104679" calcext:value-type="float">
            <text:p><text:s/>387,418 <text:s/></text:p>
          </table:table-cell>
          <table:table-cell table:style-name="ce43" office:value-type="float" office:value="-10348.25" calcext:value-type="float">
            <text:p><text:s/>-10,348 <text:s/></text:p>
          </table:table-cell>
          <table:table-cell table:style-name="ce43" office:value-type="float" office:value="-8051.51432212696" calcext:value-type="float">
            <text:p><text:s/>-8,05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16486.4" calcext:value-type="float">
            <text:p><text:s/>-16,48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7666383.2782034" calcext:value-type="float">
            <text:p><text:s/>37,666,383 <text:s/></text:p>
          </table:table-cell>
          <table:table-cell table:style-name="ce42" office:value-type="float" office:value="4590462.749" calcext:value-type="float">
            <text:p><text:s/>4,590,463 <text:s/></text:p>
          </table:table-cell>
          <table:table-cell table:style-name="ce42" office:value-type="float" office:value="22893104.4686681" calcext:value-type="float">
            <text:p><text:s/>22,893,1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19737.12080229" calcext:value-type="float">
            <text:p><text:s/>5,619,73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47765.9" calcext:value-type="float">
            <text:p><text:s/>3,547,7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001433.512536" calcext:value-type="float">
            <text:p><text:s/>6,001,434 <text:s/></text:p>
          </table:table-cell>
          <table:table-cell table:style-name="ce42" office:value-type="float" office:value="4590462.749" calcext:value-type="float">
            <text:p><text:s/>4,590,463 <text:s/></text:p>
          </table:table-cell>
          <table:table-cell table:style-name="ce42" office:value-type="float" office:value="1410970.763536" calcext:value-type="float">
            <text:p><text:s/>1,410,9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4859103.361" calcext:value-type="float">
            <text:p><text:s/>4,859,1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1337.461" calcext:value-type="float">
            <text:p><text:s/>1,311,3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47765.9" calcext:value-type="float">
            <text:p><text:s/>3,547,7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7870706.5600731" calcext:value-type="float">
            <text:p><text:s/>17,870,7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50149.1192708" calcext:value-type="float">
            <text:p><text:s/>12,450,1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20557.44080229" calcext:value-type="float">
            <text:p><text:s/>5,420,5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721827.328" calcext:value-type="float">
            <text:p><text:s/>721,8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1827.328" calcext:value-type="float">
            <text:p><text:s/>721,8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213312.51659426" calcext:value-type="float">
            <text:p><text:s/>8,213,31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998819.79686127" calcext:value-type="float">
            <text:p><text:s/>6,998,82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9179.68" calcext:value-type="float">
            <text:p><text:s/>199,18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378212.7713" calcext:value-type="float">
            <text:p><text:s/>7,378,2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214973" calcext:value-type="float">
            <text:p><text:s/>4,214,9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7378212.7713" calcext:value-type="float">
            <text:p><text:s/>7,378,2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214973" calcext:value-type="float">
            <text:p><text:s/>4,214,9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158042.816" calcext:value-type="float">
            <text:p><text:s/>1,158,04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46205.6425" calcext:value-type="float">
            <text:p><text:s/>546,20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11837.1735" calcext:value-type="float">
            <text:p><text:s/>611,83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45504.2281" calcext:value-type="float">
            <text:p><text:s/>145,50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35537.5" calcext:value-type="float">
            <text:p><text:s/>135,53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614173.31094174" calcext:value-type="float">
            <text:p><text:s/>6,614,17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672858.55347473" calcext:value-type="float">
            <text:p><text:s/>4,672,859 <text:s/></text:p>
          </table:table-cell>
          <table:table-cell table:style-name="ce44" office:value-type="float" office:value="257947.97" calcext:value-type="float">
            <text:p><text:s/>257,94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703449.6" calcext:value-type="float">
            <text:p><text:s/>703,45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307507.44094174" calcext:value-type="float">
            <text:p><text:s/>6,307,50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672858.55347473" calcext:value-type="float">
            <text:p><text:s/>4,672,859 <text:s/></text:p>
          </table:table-cell>
          <table:table-cell table:style-name="ce44" office:value-type="float" office:value="179864.3" calcext:value-type="float">
            <text:p><text:s/>179,86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74867.4" calcext:value-type="float">
            <text:p><text:s/>474,86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307507.44094174" calcext:value-type="float">
            <text:p><text:s/>6,307,5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72858.55347473" calcext:value-type="float">
            <text:p><text:s/>4,672,859 <text:s/></text:p>
          </table:table-cell>
          <table:table-cell table:style-name="ce42" office:value-type="float" office:value="179864.3" calcext:value-type="float">
            <text:p><text:s/>179,86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4867.4" calcext:value-type="float">
            <text:p><text:s/>474,8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8808.970496" calcext:value-type="float">
            <text:p><text:s/>48,8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808.970496" calcext:value-type="float">
            <text:p><text:s/>48,8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54415.118348846" calcext:value-type="float">
            <text:p><text:s/>454,4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4415.118348846" calcext:value-type="float">
            <text:p><text:s/>454,4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18197.465868913" calcext:value-type="float">
            <text:p><text:s/>418,1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8197.465868913" calcext:value-type="float">
            <text:p><text:s/>418,1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152956.28562511" calcext:value-type="float">
            <text:p><text:s/>2,152,9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47744.08562511" calcext:value-type="float">
            <text:p><text:s/>2,147,7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32297.94056796" calcext:value-type="float">
            <text:p><text:s/>1,232,2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32297.94056796" calcext:value-type="float">
            <text:p><text:s/>1,232,2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52649.9776080154" calcext:value-type="float">
            <text:p>( 52,65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2649.9776080154" calcext:value-type="float">
            <text:p>( 52,65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179647.96295995" calcext:value-type="float">
            <text:p>( 1,179,648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79647.96295995" calcext:value-type="float">
            <text:p>( 1,179,64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781770.018699532" calcext:value-type="float">
            <text:p><text:s/>781,7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1770.018699532" calcext:value-type="float">
            <text:p><text:s/>781,7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32490.526357616" calcext:value-type="float">
            <text:p><text:s/>132,4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490.526357616" calcext:value-type="float">
            <text:p><text:s/>132,4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6397.8" calcext:value-type="float">
            <text:p><text:s/>6,398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185.6" calcext:value-type="float">
            <text:p><text:s/>1,18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3918.856448" calcext:value-type="float">
            <text:p><text:s/>13,9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18.856448" calcext:value-type="float">
            <text:p><text:s/>13,9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459.964544" calcext:value-type="float">
            <text:p><text:s/>4,4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59.964544" calcext:value-type="float">
            <text:p><text:s/>4,4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445623.097344" calcext:value-type="float">
            <text:p><text:s/>1,445,6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5623.097344" calcext:value-type="float">
            <text:p><text:s/>1,445,6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140018.716672" calcext:value-type="float">
            <text:p><text:s/>1,140,0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0018.716672" calcext:value-type="float">
            <text:p><text:s/>1,140,0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05604.380672" calcext:value-type="float">
            <text:p><text:s/>305,6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5604.380672" calcext:value-type="float">
            <text:p><text:s/>305,6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629436.68746701" calcext:value-type="float">
            <text:p><text:s/>1,629,43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9864.3" calcext:value-type="float">
            <text:p><text:s/>179,86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4867.4" calcext:value-type="float">
            <text:p><text:s/>474,8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629436.68746701" calcext:value-type="float">
            <text:p><text:s/>1,629,43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9864.3" calcext:value-type="float">
            <text:p><text:s/>179,86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4867.4" calcext:value-type="float">
            <text:p><text:s/>474,8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39690.994799857" calcext:value-type="float">
            <text:p><text:s/>139,6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690.994799857" calcext:value-type="float">
            <text:p><text:s/>139,6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06665.87" calcext:value-type="float">
            <text:p><text:s/>306,66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083.67" calcext:value-type="float">
            <text:p><text:s/>78,0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8582.2" calcext:value-type="float">
            <text:p><text:s/>228,5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06665.87" calcext:value-type="float">
            <text:p><text:s/>306,66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083.67" calcext:value-type="float">
            <text:p><text:s/>78,0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8582.2" calcext:value-type="float">
            <text:p><text:s/>228,5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17164090.155906" calcext:value-type="float">
            <text:p><text:s/>117,164,0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082668.1410554" calcext:value-type="float">
            <text:p><text:s/>87,082,6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91594.2319596" calcext:value-type="float">
            <text:p><text:s/>28,091,5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3211438.775" calcext:value-type="float">
            <text:p><text:s/>83,211,4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965310.5430404" calcext:value-type="float">
            <text:p><text:s/>57,965,3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246128.2319596" calcext:value-type="float">
            <text:p><text:s/>25,246,1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566073.67012" calcext:value-type="float">
            <text:p><text:s/>2,566,0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66073.67012" calcext:value-type="float">
            <text:p><text:s/>2,566,0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1386577.710786" calcext:value-type="float">
            <text:p><text:s/>31,386,5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551283.927895" calcext:value-type="float">
            <text:p><text:s/>26,551,2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45466" calcext:value-type="float">
            <text:p><text:s/>2,845,4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1174344.46771" calcext:value-type="float">
            <text:p><text:s/>21,174,3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91373.46771" calcext:value-type="float">
            <text:p><text:s/>19,591,3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2971" calcext:value-type="float">
            <text:p><text:s/>1,582,9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1174344.46771" calcext:value-type="float">
            <text:p><text:s/>21,174,34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591373.46771" calcext:value-type="float">
            <text:p><text:s/>19,591,37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582971" calcext:value-type="float">
            <text:p><text:s/>1,582,97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82563.4493098205" calcext:value-type="float">
            <text:p><text:s/>82,563 <text:s/></text:p>
          </table:table-cell>
          <table:table-cell table:style-name="ce41" office:value-type="float" office:value="8298" calcext:value-type="float">
            <text:p><text:s/>8,298 <text:s/></text:p>
          </table:table-cell>
          <table:table-cell table:style-name="ce41" office:value-type="float" office:value="74265.4493098205" calcext:value-type="float">
            <text:p><text:s/>74,265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278853.6318873" calcext:value-type="float">
            <text:p><text:s/>63,278,854 <text:s/></text:p>
          </table:table-cell>
          <table:table-cell table:style-name="ce42" office:value-type="float" office:value="43939630.8" calcext:value-type="float">
            <text:p><text:s/>43,939,6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8883.1414" calcext:value-type="float">
            <text:p><text:s/>268,8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29725.967468" calcext:value-type="float">
            <text:p><text:s/>1,629,7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76755.3663882" calcext:value-type="float">
            <text:p><text:s/>16,976,7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28.847024" calcext:value-type="float">
            <text:p><text:s/>9,1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7885.88" calcext:value-type="float">
            <text:p><text:s/>1,097,8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56249.6" calcext:value-type="float">
            <text:p><text:s/>2,556,2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192790.600003854" calcext:value-type="float">
            <text:p><text:s/>-192,791 <text:s/></text:p>
          </table:table-cell>
          <table:table-cell table:style-name="ce42" office:value-type="float" office:value="224433.9" calcext:value-type="float">
            <text:p><text:s/>224,434 <text:s/></text:p>
          </table:table-cell>
          <table:table-cell table:style-name="ce42" office:value-type="float" office:value="430.53220414638" calcext:value-type="float">
            <text:p><text:s/>4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000000000026" calcext:value-type="float">
            <text:p><text:s/>0 <text:s/></text:p>
          </table:table-cell>
          <table:table-cell table:style-name="ce42" office:value-type="float" office:value="14108.218128" calcext:value-type="float">
            <text:p><text:s/>14,10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2923316.8348128" calcext:value-type="float">
            <text:p><text:s/>42,923,317 <text:s/></text:p>
          </table:table-cell>
          <table:table-cell table:style-name="ce43" office:value-type="float" office:value="43723494.9" calcext:value-type="float">
            <text:p><text:s/>43,723,495 <text:s/></text:p>
          </table:table-cell>
          <table:table-cell table:style-name="ce43" office:value-type="float" office:value="73834.9171056742" calcext:value-type="float">
            <text:p><text:s/>73,835 <text:s/></text:p>
          </table:table-cell>
          <table:table-cell table:style-name="ce43" office:value-type="float" office:value="268883.1414" calcext:value-type="float">
            <text:p><text:s/>268,883 <text:s/></text:p>
          </table:table-cell>
          <table:table-cell table:style-name="ce43" office:value-type="float" office:value="-0.000000000026" calcext:value-type="float">
            <text:p><text:s/>-0 <text:s/></text:p>
          </table:table-cell>
          <table:table-cell table:style-name="ce43" office:value-type="float" office:value="1606488.902316" calcext:value-type="float">
            <text:p><text:s/>1,606,4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59742.517036" calcext:value-type="float">
            <text:p><text:s/>5,159,7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9513.777036" calcext:value-type="float">
            <text:p><text:s/>249,51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16" calcext:value-type="float">
            <text:p><text:s/>0 <text:s/></text:p>
          </table:table-cell>
          <table:table-cell table:style-name="ce43" office:value-type="float" office:value="-0.000000000001" calcext:value-type="float">
            <text:p><text:s/>-0 <text:s/></text:p>
          </table:table-cell>
          <table:table-cell table:style-name="ce43" office:value-type="float" office:value="-294404.032490685" calcext:value-type="float">
            <text:p><text:s/>-294,404 <text:s/></text:p>
          </table:table-cell>
          <table:table-cell table:style-name="ce43" office:value-type="float" office:value="-37701" calcext:value-type="float">
            <text:p><text:s/>-37,701 <text:s/></text:p>
          </table:table-cell>
          <table:table-cell table:style-name="ce43" office:value-type="float" office:value="34.01325597843" calcext:value-type="float">
            <text:p><text:s/>3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6481.6117873164" calcext:value-type="float">
            <text:p><text:s/>26,4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00854.076147353" calcext:value-type="float">
            <text:p><text:s/>300,854 <text:s/></text:p>
          </table:table-cell>
          <table:table-cell table:style-name="ce42" office:value-type="float" office:value="581272.954149939" calcext:value-type="float">
            <text:p><text:s/>581,273 <text:s/></text:p>
          </table:table-cell>
          <table:table-cell table:style-name="ce42" office:value-type="float" office:value="133186.009435696" calcext:value-type="float">
            <text:p><text:s/>133,186 <text:s/></text:p>
          </table:table-cell>
          <table:table-cell table:style-name="ce42" office:value-type="float" office:value="46910208.6051192" calcext:value-type="float">
            <text:p><text:s/>46,910,209 <text:s/></text:p>
          </table:table-cell>
          <table:table-cell table:style-name="ce42" office:value-type="float" office:value="43761195.9" calcext:value-type="float">
            <text:p><text:s/>43,761,196 <text:s/></text:p>
          </table:table-cell>
          <table:table-cell table:style-name="ce42" office:value-type="float" office:value="73800.9038496957" calcext:value-type="float">
            <text:p><text:s/>73,801 <text:s/></text:p>
          </table:table-cell>
          <table:table-cell table:style-name="ce42" office:value-type="float" office:value="268883.1414" calcext:value-type="float">
            <text:p><text:s/>268,883 <text:s/></text:p>
          </table:table-cell>
          <table:table-cell table:style-name="ce42" office:value-type="float" office:value="62517.3440029987" calcext:value-type="float">
            <text:p><text:s/>62,5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103879.9452497" calcext:value-type="float">
            <text:p><text:s/>44,103,880 <text:s/></text:p>
          </table:table-cell>
          <table:table-cell table:style-name="ce42" office:value-type="float" office:value="43761195.9" calcext:value-type="float">
            <text:p><text:s/>43,761,196 <text:s/></text:p>
          </table:table-cell>
          <table:table-cell table:style-name="ce42" office:value-type="float" office:value="73800.9038496957" calcext:value-type="float">
            <text:p><text:s/>73,801 <text:s/></text:p>
          </table:table-cell>
          <table:table-cell table:style-name="ce42" office:value-type="float" office:value="268883.1414" calcext:value-type="float">
            <text:p><text:s/>268,88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92684.04" calcext:value-type="float">
            <text:p><text:s/>2,492,6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55.36" calcext:value-type="float">
            <text:p><text:s/>3,2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00854.076147353" calcext:value-type="float">
            <text:p><text:s/>300,854 <text:s/></text:p>
          </table:table-cell>
          <table:table-cell table:style-name="ce43" office:value-type="float" office:value="581272.954149939" calcext:value-type="float">
            <text:p><text:s/>581,273 <text:s/></text:p>
          </table:table-cell>
          <table:table-cell table:style-name="ce43" office:value-type="float" office:value="133186.009435696" calcext:value-type="float">
            <text:p><text:s/>133,186 <text:s/></text:p>
          </table:table-cell>
          <table:table-cell table:style-name="ce43" office:value-type="float" office:value="310389.259869522" calcext:value-type="float">
            <text:p><text:s/>310,389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2517.3440029987" calcext:value-type="float">
            <text:p><text:s/>62,517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216889.94" calcext:value-type="float">
            <text:p><text:s/>1,216,890 <text:s/></text:p>
          </table:table-cell>
          <table:table-cell table:style-name="ce42" office:value-type="float" office:value="1687095.9819" calcext:value-type="float">
            <text:p><text:s/>1,687,096 <text:s/></text:p>
          </table:table-cell>
          <table:table-cell table:style-name="ce42" office:value-type="float" office:value="259253.8494" calcext:value-type="float">
            <text:p><text:s/>259,254 <text:s/></text:p>
          </table:table-cell>
          <table:table-cell table:style-name="ce42" office:value-type="float" office:value="51323926.1287895" calcext:value-type="float">
            <text:p><text:s/>51,323,92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40539.3504575" calcext:value-type="float">
            <text:p><text:s/>2,240,539 <text:s/></text:p>
          </table:table-cell>
          <table:table-cell table:style-name="ce42" office:value-type="float" office:value="1368019.486188" calcext:value-type="float">
            <text:p><text:s/>1,368,01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216889.94" calcext:value-type="float">
            <text:p><text:s/>1,216,890 <text:s/></text:p>
          </table:table-cell>
          <table:table-cell table:style-name="ce42" office:value-type="float" office:value="1687095.9819" calcext:value-type="float">
            <text:p><text:s/>1,687,096 <text:s/></text:p>
          </table:table-cell>
          <table:table-cell table:style-name="ce42" office:value-type="float" office:value="259253.8494" calcext:value-type="float">
            <text:p><text:s/>259,254 <text:s/></text:p>
          </table:table-cell>
          <table:table-cell table:style-name="ce42" office:value-type="float" office:value="46876763.2204183" calcext:value-type="float">
            <text:p><text:s/>46,876,76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40539.3504575" calcext:value-type="float">
            <text:p><text:s/>2,240,539 <text:s/></text:p>
          </table:table-cell>
          <table:table-cell table:style-name="ce42" office:value-type="float" office:value="1127123.1084168" calcext:value-type="float">
            <text:p><text:s/>1,127,12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447162.9083712" calcext:value-type="float">
            <text:p><text:s/>4,447,16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40896.3777712" calcext:value-type="float">
            <text:p><text:s/>240,8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27282.58" calcext:value-type="float">
            <text:p><text:s/>227,283 <text:s/></text:p>
          </table:table-cell>
          <table:table-cell table:style-name="ce42" office:value-type="float" office:value="864303.6423" calcext:value-type="float">
            <text:p><text:s/>864,304 <text:s/></text:p>
          </table:table-cell>
          <table:table-cell table:style-name="ce42" office:value-type="float" office:value="66456.5937" calcext:value-type="float">
            <text:p><text:s/>66,457 <text:s/></text:p>
          </table:table-cell>
          <table:table-cell table:style-name="ce42" office:value-type="float" office:value="2928613.04675913" calcext:value-type="float">
            <text:p><text:s/>2,928,6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77920.9386794" calcext:value-type="float">
            <text:p><text:s/>2,177,921 <text:s/></text:p>
          </table:table-cell>
          <table:table-cell table:style-name="ce42" office:value-type="float" office:value="59373.7623462822" calcext:value-type="float">
            <text:p><text:s/>59,3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3.04" calcext:value-type="float">
            <text:p><text:s/>1,7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95946.38" calcext:value-type="float">
            <text:p><text:s/>195,946 <text:s/></text:p>
          </table:table-cell>
          <table:table-cell table:style-name="ce42" office:value-type="float" office:value="283802.6688" calcext:value-type="float">
            <text:p><text:s/>283,803 <text:s/></text:p>
          </table:table-cell>
          <table:table-cell table:style-name="ce42" office:value-type="float" office:value="66456.5937" calcext:value-type="float">
            <text:p><text:s/>66,457 <text:s/></text:p>
          </table:table-cell>
          <table:table-cell table:style-name="ce42" office:value-type="float" office:value="19079.04" calcext:value-type="float">
            <text:p><text:s/>19,0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1336.2" calcext:value-type="float">
            <text:p><text:s/>31,336 <text:s/></text:p>
          </table:table-cell>
          <table:table-cell table:style-name="ce42" office:value-type="float" office:value="580500.9735" calcext:value-type="float">
            <text:p><text:s/>580,5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05281.31443685" calcext:value-type="float">
            <text:p><text:s/>2,905,2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77920.9386794" calcext:value-type="float">
            <text:p><text:s/>2,177,921 <text:s/></text:p>
          </table:table-cell>
          <table:table-cell table:style-name="ce42" office:value-type="float" office:value="58584.810024" calcext:value-type="float">
            <text:p><text:s/>58,5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9.58" calcext:value-type="float">
            <text:p><text:s/>1,5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20.07232228219" calcext:value-type="float">
            <text:p><text:s/>1,02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88.952322282192" calcext:value-type="float">
            <text:p><text:s/>78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569.54" calcext:value-type="float">
            <text:p><text:s/>1,570 <text:s/></text:p>
          </table:table-cell>
          <table:table-cell table:style-name="ce44" office:value-type="float" office:value="6927.0327" calcext:value-type="float">
            <text:p><text:s/>6,927 <text:s/></text:p>
          </table:table-cell>
          <table:table-cell table:style-name="ce44" office:value-type="float" office:value="1470.1554" calcext:value-type="float">
            <text:p><text:s/>1,470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87183.743852647" calcext:value-type="float">
            <text:p><text:s/>687,184 <text:s/></text:p>
          </table:table-cell>
          <table:table-cell table:style-name="ce44" office:value-type="float" office:value="234592.352750061" calcext:value-type="float">
            <text:p><text:s/>234,592 <text:s/></text:p>
          </table:table-cell>
          <table:table-cell table:style-name="ce44" office:value-type="float" office:value="58141.0908643042" calcext:value-type="float">
            <text:p><text:s/>58,141 <text:s/></text:p>
          </table:table-cell>
          <table:table-cell table:style-name="ce44" office:value-type="float" office:value="39543082.8271787" calcext:value-type="float">
            <text:p><text:s/>39,543,083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01.067775106045" calcext:value-type="float">
            <text:p><text:s/>101 <text:s/></text:p>
          </table:table-cell>
          <table:table-cell table:style-name="ce44" office:value-type="float" office:value="2639139.2373344" calcext:value-type="float">
            <text:p><text:s/>2,639,13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87183.743852647" calcext:value-type="float">
            <text:p><text:s/>687,184 <text:s/></text:p>
          </table:table-cell>
          <table:table-cell table:style-name="ce44" office:value-type="float" office:value="234592.352750061" calcext:value-type="float">
            <text:p><text:s/>234,592 <text:s/></text:p>
          </table:table-cell>
          <table:table-cell table:style-name="ce44" office:value-type="float" office:value="58141.0908643042" calcext:value-type="float">
            <text:p><text:s/>58,141 <text:s/></text:p>
          </table:table-cell>
          <table:table-cell table:style-name="ce44" office:value-type="float" office:value="16537247.7654305" calcext:value-type="float">
            <text:p><text:s/>16,537,24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01.067775106045" calcext:value-type="float">
            <text:p><text:s/>101 <text:s/></text:p>
          </table:table-cell>
          <table:table-cell table:style-name="ce44" office:value-type="float" office:value="1524159.3764714" calcext:value-type="float">
            <text:p><text:s/>1,524,1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87183.743852647" calcext:value-type="float">
            <text:p><text:s/>687,184 <text:s/></text:p>
          </table:table-cell>
          <table:table-cell table:style-name="ce42" office:value-type="float" office:value="234592.352750061" calcext:value-type="float">
            <text:p><text:s/>234,592 <text:s/></text:p>
          </table:table-cell>
          <table:table-cell table:style-name="ce42" office:value-type="float" office:value="58141.0908643042" calcext:value-type="float">
            <text:p><text:s/>58,141 <text:s/></text:p>
          </table:table-cell>
          <table:table-cell table:style-name="ce42" office:value-type="float" office:value="2051792.95491351" calcext:value-type="float">
            <text:p><text:s/>2,051,79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.067775106045" calcext:value-type="float">
            <text:p><text:s/>101 <text:s/></text:p>
          </table:table-cell>
          <table:table-cell table:style-name="ce42" office:value-type="float" office:value="277651.085954384" calcext:value-type="float">
            <text:p><text:s/>277,6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842.368245" calcext:value-type="float">
            <text:p><text:s/>33,8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71.828245" calcext:value-type="float">
            <text:p><text:s/>2,6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555.318052153" calcext:value-type="float">
            <text:p><text:s/>202,5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19.02187238356" calcext:value-type="float">
            <text:p><text:s/>6,5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8894.913869059" calcext:value-type="float">
            <text:p><text:s/>188,8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52.55291" calcext:value-type="float">
            <text:p><text:s/>1,6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605.203945" calcext:value-type="float">
            <text:p><text:s/>17,6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51.203945" calcext:value-type="float">
            <text:p><text:s/>2,5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27.624524" calcext:value-type="float">
            <text:p><text:s/>5,2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.024524" calcext:value-type="float">
            <text:p><text:s/>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356.1546674737" calcext:value-type="float">
            <text:p><text:s/>81,3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35.286448" calcext:value-type="float">
            <text:p><text:s/>2,3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74.30114" calcext:value-type="float">
            <text:p><text:s/>3,1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88.36114" calcext:value-type="float">
            <text:p><text:s/>2,3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212.2" calcext:value-type="float">
            <text:p><text:s/>5,2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2390.469980138" calcext:value-type="float">
            <text:p><text:s/>552,39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.067775106045" calcext:value-type="float">
            <text:p><text:s/>101 <text:s/></text:p>
          </table:table-cell>
          <table:table-cell table:style-name="ce42" office:value-type="float" office:value="123156.204057" calcext:value-type="float">
            <text:p><text:s/>123,1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4132.568801917" calcext:value-type="float">
            <text:p><text:s/>344,1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849.247324" calcext:value-type="float">
            <text:p><text:s/>47,8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48824.565131738" calcext:value-type="float">
            <text:p>( 248,82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7849.247324" calcext:value-type="float">
            <text:p>( 47,84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5308.0036701792" calcext:value-type="float">
            <text:p>( 95,308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524.7105902128" calcext:value-type="float">
            <text:p><text:s/>94,5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.067775106045" calcext:value-type="float">
            <text:p><text:s/>1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245.633855008" calcext:value-type="float">
            <text:p><text:s/>38,2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212.2" calcext:value-type="float">
            <text:p><text:s/>5,212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75487.556733" calcext:value-type="float">
            <text:p><text:s/>75,48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75306.956733" calcext:value-type="float">
            <text:p><text:s/>75,3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245.207836" calcext:value-type="float">
            <text:p><text:s/>86,2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57.707836" calcext:value-type="float">
            <text:p><text:s/>2,9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970.871761" calcext:value-type="float">
            <text:p><text:s/>35,9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27.551761" calcext:value-type="float">
            <text:p><text:s/>2,92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52571.324427" calcext:value-type="float">
            <text:p><text:s/>52,57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037.344427" calcext:value-type="float">
            <text:p><text:s/>2,0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9373.610311" calcext:value-type="float">
            <text:p><text:s/>209,3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77.830311" calcext:value-type="float">
            <text:p><text:s/>8,7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100.42" calcext:value-type="float">
            <text:p><text:s/>32,1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7273.190311" calcext:value-type="float">
            <text:p><text:s/>177,2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77.830311" calcext:value-type="float">
            <text:p><text:s/>8,7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970.90285" calcext:value-type="float">
            <text:p>( 5,97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970.90285" calcext:value-type="float">
            <text:p>( 5,971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442.352131" calcext:value-type="float">
            <text:p>( 2,442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432.992131" calcext:value-type="float">
            <text:p>( 2,43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81971.543852647" calcext:value-type="float">
            <text:p><text:s/>681,972 <text:s/></text:p>
          </table:table-cell>
          <table:table-cell table:style-name="ce42" office:value-type="float" office:value="234592.352750061" calcext:value-type="float">
            <text:p><text:s/>234,592 <text:s/></text:p>
          </table:table-cell>
          <table:table-cell table:style-name="ce42" office:value-type="float" office:value="58141.0908643042" calcext:value-type="float">
            <text:p><text:s/>58,141 <text:s/></text:p>
          </table:table-cell>
          <table:table-cell table:style-name="ce42" office:value-type="float" office:value="247348.568517" calcext:value-type="float">
            <text:p><text:s/>247,3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478.436517" calcext:value-type="float">
            <text:p><text:s/>18,4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81971.543852647" calcext:value-type="float">
            <text:p><text:s/>681,972 <text:s/></text:p>
          </table:table-cell>
          <table:table-cell table:style-name="ce42" office:value-type="float" office:value="234592.352750061" calcext:value-type="float">
            <text:p><text:s/>234,592 <text:s/></text:p>
          </table:table-cell>
          <table:table-cell table:style-name="ce42" office:value-type="float" office:value="58141.0908643042" calcext:value-type="float">
            <text:p><text:s/>58,141 <text:s/></text:p>
          </table:table-cell>
          <table:table-cell table:style-name="ce42" office:value-type="float" office:value="214518.389562" calcext:value-type="float">
            <text:p><text:s/>214,5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605.337562" calcext:value-type="float">
            <text:p><text:s/>8,6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830.178955" calcext:value-type="float">
            <text:p><text:s/>32,8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73.098955" calcext:value-type="float">
            <text:p><text:s/>9,8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320.664214" calcext:value-type="float">
            <text:p>( 8,32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8320.664214" calcext:value-type="float">
            <text:p>( 8,32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827.715453" calcext:value-type="float">
            <text:p><text:s/>48,8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99.355453" calcext:value-type="float">
            <text:p><text:s/>6,59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073.04731" calcext:value-type="float">
            <text:p><text:s/>8,07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617.54731" calcext:value-type="float">
            <text:p><text:s/>2,6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059.358901664" calcext:value-type="float">
            <text:p><text:s/>55,0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73.034488" calcext:value-type="float">
            <text:p><text:s/>2,6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229.875723" calcext:value-type="float">
            <text:p><text:s/>28,2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60.425723" calcext:value-type="float">
            <text:p><text:s/>5,2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982.083299" calcext:value-type="float">
            <text:p><text:s/>91,9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222.323299" calcext:value-type="float">
            <text:p><text:s/>83,2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3.6720000252" calcext:value-type="float">
            <text:p><text:s/>81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069.765688" calcext:value-type="float">
            <text:p><text:s/>53,0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43.045688" calcext:value-type="float">
            <text:p><text:s/>74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9181.499264" calcext:value-type="float">
            <text:p><text:s/>49,18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83680.3859895" calcext:value-type="float">
            <text:p><text:s/>11,983,6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867.8896695" calcext:value-type="float">
            <text:p><text:s/>51,8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295.2" calcext:value-type="float">
            <text:p><text:s/>86,2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46615.3859895" calcext:value-type="float">
            <text:p><text:s/>11,746,6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867.8896695" calcext:value-type="float">
            <text:p><text:s/>51,8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354.92" calcext:value-type="float">
            <text:p><text:s/>22,3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8414.88" calcext:value-type="float">
            <text:p><text:s/>128,4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4021.877851" calcext:value-type="float">
            <text:p><text:s/>414,0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8.254171" calcext:value-type="float">
            <text:p><text:s/>3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949.917851" calcext:value-type="float">
            <text:p><text:s/>64,9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8.254171" calcext:value-type="float">
            <text:p><text:s/>35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49071.96" calcext:value-type="float">
            <text:p><text:s/>349,07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2425.71402057" calcext:value-type="float">
            <text:p><text:s/>962,4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955.3140205699" calcext:value-type="float">
            <text:p><text:s/>68,9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6247.94325357" calcext:value-type="float">
            <text:p><text:s/>406,2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872.0832535699" calcext:value-type="float">
            <text:p><text:s/>68,8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50.88" calcext:value-type="float">
            <text:p><text:s/>3,3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94.8" calcext:value-type="float">
            <text:p><text:s/>10,2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48.64" calcext:value-type="float">
            <text:p><text:s/>8,9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88.8" calcext:value-type="float">
            <text:p><text:s/>4,2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8225.74" calcext:value-type="float">
            <text:p><text:s/>388,2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1068.910767" calcext:value-type="float">
            <text:p><text:s/>141,06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3.230767" calcext:value-type="float">
            <text:p><text:s/>8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25326.83265595" calcext:value-type="float">
            <text:p><text:s/>1,125,32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25326.83265595" calcext:value-type="float">
            <text:p><text:s/>1,125,3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005835.0617481" calcext:value-type="float">
            <text:p><text:s/>23,005,8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14979.860863" calcext:value-type="float">
            <text:p><text:s/>1,114,9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005835.0617481" calcext:value-type="float">
            <text:p><text:s/>23,005,8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14979.860863" calcext:value-type="float">
            <text:p><text:s/>1,114,9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688220.520863" calcext:value-type="float">
            <text:p>( 19,688,22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114979.860863" calcext:value-type="float">
            <text:p>( 1,114,98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57953.063362" calcext:value-type="float">
            <text:p><text:s/>657,953 <text:s/></text:p>
          </table:table-cell>
          <table:table-cell table:style-name="ce42" office:value-type="float" office:value="1107670.483074" calcext:value-type="float">
            <text:p><text:s/>1,107,670 <text:s/></text:p>
          </table:table-cell>
          <table:table-cell table:style-name="ce42" office:value-type="float" office:value="224204.236455" calcext:value-type="float">
            <text:p><text:s/>224,204 <text:s/></text:p>
          </table:table-cell>
          <table:table-cell table:style-name="ce42" office:value-type="float" office:value="11986676.693902" calcext:value-type="float">
            <text:p><text:s/>11,986,67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5572.558917" calcext:value-type="float">
            <text:p><text:s/>265,5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87787.556" calcext:value-type="float">
            <text:p><text:s/>10,687,7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61.364655" calcext:value-type="float">
            <text:p><text:s/>10,5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657953.063362" calcext:value-type="float">
            <text:p><text:s/>657,953 <text:s/></text:p>
          </table:table-cell>
          <table:table-cell table:style-name="ce42" office:value-type="float" office:value="1107670.483074" calcext:value-type="float">
            <text:p><text:s/>1,107,670 <text:s/></text:p>
          </table:table-cell>
          <table:table-cell table:style-name="ce42" office:value-type="float" office:value="224204.236455" calcext:value-type="float">
            <text:p><text:s/>224,204 <text:s/></text:p>
          </table:table-cell>
          <table:table-cell table:style-name="ce42" office:value-type="float" office:value="1288327.773247" calcext:value-type="float">
            <text:p><text:s/>1,288,3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5572.558917" calcext:value-type="float">
            <text:p><text:s/>265,5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8294.070192" calcext:value-type="float">
            <text:p><text:s/>658,2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58294.070192" calcext:value-type="float">
            <text:p><text:s/>658,29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50374.88" calcext:value-type="float">
            <text:p><text:s/>13,950,375 <text:s/></text:p>
          </table:table-cell>
          <table:table-cell table:number-columns-repeated="2" table:style-name="ce42" office:value-type="float" office:value="155259" calcext:value-type="float">
            <text:p><text:s/>155,2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416" calcext:value-type="float">
            <text:p><text:s/>173,4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612.8901499797" calcext:value-type="float">
            <text:p><text:s/>49,613 <text:s/></text:p>
          </table:table-cell>
          <table:table-cell table:number-columns-repeated="2" table:style-name="ce42" office:value-type="float" office:value="4299512.88" calcext:value-type="float">
            <text:p><text:s/>4,299,5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3410.4" calcext:value-type="float">
            <text:p><text:s/>1,023,4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556249.6" calcext:value-type="float">
            <text:p><text:s/>2,556,2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72279.38" calcext:value-type="float">
            <text:p><text:s/>-172,279 <text:s/></text:p>
          </table:table-cell>
          <table:table-cell table:number-columns-repeated="2" table:style-name="ce42" office:value-type="float" office:value="206690.796" calcext:value-type="float">
            <text:p><text:s/>206,6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1888.8" calcext:value-type="float">
            <text:p><text:s/>-11,889 <text:s/></text:p>
          </table:table-cell>
          <table:table-cell table:style-name="ce42" office:value-type="float" office:value="-46.75" calcext:value-type="float">
            <text:p><text:s/>-4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073041.36985" calcext:value-type="float">
            <text:p><text:s/>14,073,041 <text:s/></text:p>
          </table:table-cell>
          <table:table-cell table:number-columns-repeated="2" table:style-name="ce43" office:value-type="float" office:value="-4350944.676" calcext:value-type="float">
            <text:p><text:s/>-4,350,945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394355.2" calcext:value-type="float">
            <text:p><text:s/>-3,394,355 <text:s/></text:p>
          </table:table-cell>
          <table:table-cell table:style-name="ce43" office:value-type="float" office:value="46.75" calcext:value-type="float">
            <text:p><text:s/>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02300.72" calcext:value-type="float">
            <text:p><text:s/>3,402,301 <text:s/></text:p>
          </table:table-cell>
          <table:table-cell table:number-columns-repeated="2" table:style-name="ce42" office:value-type="float" office:value="82766.58" calcext:value-type="float">
            <text:p><text:s/>82,7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129.6" calcext:value-type="float">
            <text:p><text:s/>47,1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8503.3098500203" calcext:value-type="float">
            <text:p><text:s/>48,503 <text:s/></text:p>
          </table:table-cell>
          <table:table-cell table:number-columns-repeated="2" table:style-name="ce43" office:value-type="float" office:value="-192932.61" calcext:value-type="float">
            <text:p><text:s/>-192,93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4372.8" calcext:value-type="float">
            <text:p><text:s/>124,373 <text:s/></text:p>
          </table:table-cell>
          <table:table-cell table:style-name="ce43" office:value-type="float" office:value="-1899.75" calcext:value-type="float">
            <text:p><text:s/>-1,90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51003.32" calcext:value-type="float">
            <text:p><text:s/>7,951,003 <text:s/></text:p>
          </table:table-cell>
          <table:table-cell table:number-columns-repeated="2" table:style-name="ce42" office:value-type="float" office:value="12162042.126" calcext:value-type="float">
            <text:p><text:s/>12,162,04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34730.4" calcext:value-type="float">
            <text:p><text:s/>3,834,730 <text:s/></text:p>
          </table:table-cell>
          <table:table-cell table:style-name="ce42" office:value-type="float" office:value="2641.8" calcext:value-type="float">
            <text:p><text:s/>2,64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51003.32" calcext:value-type="float">
            <text:p><text:s/>7,951,003 <text:s/></text:p>
          </table:table-cell>
          <table:table-cell table:number-columns-repeated="2" table:style-name="ce42" office:value-type="float" office:value="8231487.9672" calcext:value-type="float">
            <text:p><text:s/>8,231,48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34730.4" calcext:value-type="float">
            <text:p><text:s/>3,834,730 <text:s/></text:p>
          </table:table-cell>
          <table:table-cell table:style-name="ce42" office:value-type="float" office:value="2641.8" calcext:value-type="float">
            <text:p><text:s/>2,64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3930554.1588" calcext:value-type="float">
            <text:p><text:s/>3,930,55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67.58" calcext:value-type="float">
            <text:p><text:s/>3,1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28.64" calcext:value-type="float">
            <text:p><text:s/>1,62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29.58" calcext:value-type="float">
            <text:p><text:s/>1,5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9.36" calcext:value-type="float">
            <text:p><text:s/>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8573240.66" calcext:value-type="float">
            <text:p><text:s/>18,573,241 <text:s/></text:p>
          </table:table-cell>
          <table:table-cell table:number-columns-repeated="2" table:style-name="ce44" office:value-type="float" office:value="7918095.9" calcext:value-type="float">
            <text:p><text:s/>7,918,096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68872.8" calcext:value-type="float">
            <text:p><text:s/>268,873 <text:s/></text:p>
          </table:table-cell>
          <table:table-cell table:style-name="ce44" office:value-type="float" office:value="4587.45" calcext:value-type="float">
            <text:p><text:s/>4,58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7918095.9" calcext:value-type="float">
            <text:p><text:s/>7,918,096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68872.8" calcext:value-type="float">
            <text:p><text:s/>268,873 <text:s/></text:p>
          </table:table-cell>
          <table:table-cell table:style-name="ce44" office:value-type="float" office:value="4587.45" calcext:value-type="float">
            <text:p><text:s/>4,5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552.82" calcext:value-type="float">
            <text:p><text:s/>5,55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6.4" calcext:value-type="float">
            <text:p><text:s/>1,166 <text:s/></text:p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.26" calcext:value-type="float">
            <text:p><text:s/>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1.72" calcext:value-type="float">
            <text:p><text:s/>2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7.36" calcext:value-type="float">
            <text:p><text:s/>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46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1.34" calcext:value-type="float">
            <text:p><text:s/>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6.4" calcext:value-type="float">
            <text:p><text:s/>1,1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.56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0.78" calcext:value-type="float">
            <text:p><text:s/>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9.62" calcext:value-type="float">
            <text:p><text:s/>1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0.26" calcext:value-type="float">
            <text:p><text:s/>1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36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9.36" calcext:value-type="float">
            <text:p>( 9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7.54" calcext:value-type="float">
            <text:p><text:s/>2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1.3" calcext:value-type="float">
            <text:p><text:s/>2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24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31.98" calcext:value-type="float">
            <text:p><text:s/>3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24.64" calcext:value-type="float">
            <text:p><text:s/>2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001.4" calcext:value-type="float">
            <text:p><text:s/>4,0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14.96" calcext:value-type="float">
            <text:p><text:s/>4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.2" calcext:value-type="float">
            <text:p><text:s/>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75702.70032" calcext:value-type="float">
            <text:p><text:s/>7,875,70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295.2" calcext:value-type="float">
            <text:p><text:s/>86,2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86295.2" calcext:value-type="float">
            <text:p><text:s/>86,2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75702.70032" calcext:value-type="float">
            <text:p><text:s/>7,875,7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208.17968" calcext:value-type="float">
            <text:p><text:s/>7,2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208.17968" calcext:value-type="float">
            <text:p><text:s/>7,2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632.2" calcext:value-type="float">
            <text:p><text:s/>29,6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411.2" calcext:value-type="float">
            <text:p><text:s/>181,411 <text:s/></text:p>
          </table:table-cell>
          <table:table-cell table:style-name="ce42" office:value-type="float" office:value="4586.6" calcext:value-type="float">
            <text:p><text:s/>4,5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983.5" calcext:value-type="float">
            <text:p><text:s/>2,9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074.6" calcext:value-type="float">
            <text:p><text:s/>7,0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10.04" calcext:value-type="float">
            <text:p><text:s/>2,5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984.46" calcext:value-type="float">
            <text:p><text:s/>17,98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411.2" calcext:value-type="float">
            <text:p><text:s/>181,4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063.1" calcext:value-type="float">
            <text:p><text:s/>2,06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603.1" calcext:value-type="float">
            <text:p><text:s/>1,60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73240.66" calcext:value-type="float">
            <text:p><text:s/>18,573,2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73240.66" calcext:value-type="float">
            <text:p><text:s/>18,573,2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573240.66" calcext:value-type="float">
            <text:p>( 18,573,24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73293.36" calcext:value-type="float">
            <text:p><text:s/>73,293 <text:s/></text:p>
          </table:table-cell>
          <table:table-cell table:style-name="ce42" office:value-type="float" office:value="1024280.64" calcext:value-type="float">
            <text:p><text:s/>1,024,2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4195.2" calcext:value-type="float">
            <text:p><text:s/>364,195 <text:s/></text:p>
          </table:table-cell>
          <table:table-cell table:style-name="ce42" office:value-type="float" office:value="97769" calcext:value-type="float">
            <text:p><text:s/>97,769 <text:s/></text:p>
          </table:table-cell>
          <table:table-cell table:style-name="ce42" office:value-type="float" office:value="1186077.20301932" calcext:value-type="float">
            <text:p><text:s/>1,186,077 <text:s/></text:p>
          </table:table-cell>
          <table:table-cell table:style-name="ce42" office:value-type="float" office:value="105395.4" calcext:value-type="float">
            <text:p><text:s/>105,395 <text:s/></text:p>
          </table:table-cell>
          <table:table-cell table:style-name="ce42" office:value-type="float" office:value="41669.94" calcext:value-type="float">
            <text:p><text:s/>41,670 <text:s/></text:p>
          </table:table-cell>
          <table:table-cell table:style-name="ce42" office:value-type="float" office:value="268883.1" calcext:value-type="float">
            <text:p><text:s/>268,88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037324.49508" calcext:value-type="float">
            <text:p><text:s/>9,037,324 <text:s/></text:p>
          </table:table-cell>
          <table:table-cell table:style-name="ce42" office:value-type="float" office:value="962649.6" calcext:value-type="float">
            <text:p><text:s/>962,650 <text:s/></text:p>
          </table:table-cell>
          <table:table-cell table:style-name="ce42" office:value-type="float" office:value="122.4" calcext:value-type="float">
            <text:p><text:s/>122 <text:s/></text:p>
          </table:table-cell>
          <table:table-cell table:style-name="ce42" office:value-type="float" office:value="615120.96" calcext:value-type="float">
            <text:p><text:s/>615,121 <text:s/></text:p>
          </table:table-cell>
          <table:table-cell table:style-name="ce42" office:value-type="float" office:value="337336" calcext:value-type="float">
            <text:p><text:s/>337,336 <text:s/></text:p>
          </table:table-cell>
          <table:table-cell table:style-name="ce42" office:value-type="float" office:value="123859.934134171" calcext:value-type="float">
            <text:p><text:s/>123,860 <text:s/></text:p>
          </table:table-cell>
          <table:table-cell table:style-name="ce42" office:value-type="float" office:value="10638.9" calcext:value-type="float">
            <text:p><text:s/>10,639 <text:s/></text:p>
          </table:table-cell>
          <table:table-cell table:style-name="ce42" office:value-type="float" office:value="429739.86" calcext:value-type="float">
            <text:p><text:s/>429,740 <text:s/></text:p>
          </table:table-cell>
          <table:table-cell table:style-name="ce42" office:value-type="float" office:value="78298.2" calcext:value-type="float">
            <text:p><text:s/>78,29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91008.12" calcext:value-type="float">
            <text:p><text:s/>91,008 <text:s/></text:p>
          </table:table-cell>
          <table:table-cell table:style-name="ce42" office:value-type="float" office:value="1006877.76" calcext:value-type="float">
            <text:p><text:s/>1,006,8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25536.85256" calcext:value-type="float">
            <text:p><text:s/>125,537 <text:s/></text:p>
          </table:table-cell>
          <table:table-cell table:style-name="ce42" office:value-type="float" office:value="-287146.408896" calcext:value-type="float">
            <text:p><text:s/>-287,146 <text:s/></text:p>
          </table:table-cell>
          <table:table-cell table:style-name="ce42" office:value-type="float" office:value="-2940.3" calcext:value-type="float">
            <text:p><text:s/>-2,940 <text:s/></text:p>
          </table:table-cell>
          <table:table-cell table:style-name="ce42" office:value-type="float" office:value="-24984" calcext:value-type="float">
            <text:p><text:s/>-24,984 <text:s/></text:p>
          </table:table-cell>
          <table:table-cell table:style-name="ce42" office:value-type="float" office:value="-25742" calcext:value-type="float">
            <text:p><text:s/>-25,742 <text:s/></text:p>
          </table:table-cell>
          <table:table-cell table:style-name="ce42" office:value-type="float" office:value="-24778.8200000001" calcext:value-type="float">
            <text:p><text:s/>-24,7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449.16" calcext:value-type="float">
            <text:p><text:s/>20,449 <text:s/></text:p>
          </table:table-cell>
          <table:table-cell table:style-name="ce42" office:value-type="float" office:value="-234633.6" calcext:value-type="float">
            <text:p><text:s/>-234,63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9180576.10764" calcext:value-type="float">
            <text:p><text:s/>-9,180,576 <text:s/></text:p>
          </table:table-cell>
          <table:table-cell table:style-name="ce43" office:value-type="float" office:value="-658100.311104" calcext:value-type="float">
            <text:p><text:s/>-658,100 <text:s/></text:p>
          </table:table-cell>
          <table:table-cell table:style-name="ce43" office:value-type="float" office:value="2817.9" calcext:value-type="float">
            <text:p><text:s/>2,818 <text:s/></text:p>
          </table:table-cell>
          <table:table-cell table:style-name="ce43" office:value-type="float" office:value="-225941.76" calcext:value-type="float">
            <text:p><text:s/>-225,942 <text:s/></text:p>
          </table:table-cell>
          <table:table-cell table:style-name="ce43" office:value-type="float" office:value="-213825" calcext:value-type="float">
            <text:p><text:s/>-213,825 <text:s/></text:p>
          </table:table-cell>
          <table:table-cell table:style-name="ce43" office:value-type="float" office:value="1086996.08888515" calcext:value-type="float">
            <text:p><text:s/>1,086,996 <text:s/></text:p>
          </table:table-cell>
          <table:table-cell table:style-name="ce43" office:value-type="float" office:value="94756.5" calcext:value-type="float">
            <text:p><text:s/>94,757 <text:s/></text:p>
          </table:table-cell>
          <table:table-cell table:style-name="ce43" office:value-type="float" office:value="-408519.08" calcext:value-type="float">
            <text:p><text:s/>-408,519 <text:s/></text:p>
          </table:table-cell>
          <table:table-cell table:style-name="ce43" office:value-type="float" office:value="425218.5" calcext:value-type="float">
            <text:p><text:s/>425,21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14985.4" calcext:value-type="float">
            <text:p><text:s/>214,985 <text:s/></text:p>
          </table:table-cell>
          <table:table-cell table:style-name="ce42" office:value-type="float" office:value="835187.52" calcext:value-type="float">
            <text:p><text:s/>835,188 <text:s/></text:p>
          </table:table-cell>
          <table:table-cell table:style-name="ce42" office:value-type="float" office:value="1409.4" calcext:value-type="float">
            <text:p><text:s/>1,409 <text:s/></text:p>
          </table:table-cell>
          <table:table-cell table:style-name="ce42" office:value-type="float" office:value="3654.72" calcext:value-type="float">
            <text:p><text:s/>3,6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24.8" calcext:value-type="float">
            <text:p><text:s/>2,12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0670" calcext:value-type="float">
            <text:p><text:s/>320,67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85251.69572" calcext:value-type="float">
            <text:p><text:s/>-185,252 <text:s/></text:p>
          </table:table-cell>
          <table:table-cell table:style-name="ce43" office:value-type="float" office:value="-76010.711664" calcext:value-type="float">
            <text:p><text:s/>-76,01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0547.69433705" calcext:value-type="float">
            <text:p><text:s/>120,548 <text:s/></text:p>
          </table:table-cell>
          <table:table-cell table:style-name="ce42" office:value-type="float" office:value="2437144.28357744" calcext:value-type="float">
            <text:p><text:s/>2,437,1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7384.733102826" calcext:value-type="float">
            <text:p><text:s/>157,385 <text:s/></text:p>
          </table:table-cell>
          <table:table-cell table:style-name="ce42" office:value-type="float" office:value="28734.6048492048" calcext:value-type="float">
            <text:p><text:s/>28,73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8447.56" calcext:value-type="float">
            <text:p><text:s/>118,448 <text:s/></text:p>
          </table:table-cell>
          <table:table-cell table:style-name="ce42" office:value-type="float" office:value="2374236.48" calcext:value-type="float">
            <text:p><text:s/>2,374,2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55.36" calcext:value-type="float">
            <text:p><text:s/>3,2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100.1343370504" calcext:value-type="float">
            <text:p><text:s/>2,100 <text:s/></text:p>
          </table:table-cell>
          <table:table-cell table:style-name="ce43" office:value-type="float" office:value="59652.4435774415" calcext:value-type="float">
            <text:p><text:s/>59,65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57384.733102826" calcext:value-type="float">
            <text:p><text:s/>157,385 <text:s/></text:p>
          </table:table-cell>
          <table:table-cell table:style-name="ce43" office:value-type="float" office:value="28734.6048492048" calcext:value-type="float">
            <text:p><text:s/>28,73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085128.85192" calcext:value-type="float">
            <text:p><text:s/>14,085,129 <text:s/></text:p>
          </table:table-cell>
          <table:table-cell table:style-name="ce42" office:value-type="float" office:value="6041608.342224" calcext:value-type="float">
            <text:p><text:s/>6,041,608 <text:s/></text:p>
          </table:table-cell>
          <table:table-cell table:style-name="ce42" office:value-type="float" office:value="852.3" calcext:value-type="float">
            <text:p><text:s/>852 <text:s/></text:p>
          </table:table-cell>
          <table:table-cell table:style-name="ce42" office:value-type="float" office:value="793008.96" calcext:value-type="float">
            <text:p><text:s/>793,009 <text:s/></text:p>
          </table:table-cell>
          <table:table-cell table:style-name="ce42" office:value-type="float" office:value="617059" calcext:value-type="float">
            <text:p><text:s/>617,059 <text:s/></text:p>
          </table:table-cell>
          <table:table-cell table:style-name="ce42" office:value-type="float" office:value="69922.52" calcext:value-type="float">
            <text:p><text:s/>69,9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8108.12" calcext:value-type="float">
            <text:p><text:s/>1,078,108 <text:s/></text:p>
          </table:table-cell>
          <table:table-cell table:style-name="ce42" office:value-type="float" office:value="1079261.552" calcext:value-type="float">
            <text:p><text:s/>1,079,2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3961826.89832" calcext:value-type="float">
            <text:p><text:s/>13,961,827 <text:s/></text:p>
          </table:table-cell>
          <table:table-cell table:style-name="ce42" office:value-type="float" office:value="6023159.247224" calcext:value-type="float">
            <text:p><text:s/>6,023,159 <text:s/></text:p>
          </table:table-cell>
          <table:table-cell table:style-name="ce42" office:value-type="float" office:value="852.3" calcext:value-type="float">
            <text:p><text:s/>852 <text:s/></text:p>
          </table:table-cell>
          <table:table-cell table:style-name="ce42" office:value-type="float" office:value="793008.96" calcext:value-type="float">
            <text:p><text:s/>793,009 <text:s/></text:p>
          </table:table-cell>
          <table:table-cell table:style-name="ce42" office:value-type="float" office:value="617059" calcext:value-type="float">
            <text:p><text:s/>617,059 <text:s/></text:p>
          </table:table-cell>
          <table:table-cell table:style-name="ce42" office:value-type="float" office:value="69922.52" calcext:value-type="float">
            <text:p><text:s/>69,9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8108.12" calcext:value-type="float">
            <text:p><text:s/>1,078,108 <text:s/></text:p>
          </table:table-cell>
          <table:table-cell table:style-name="ce42" office:value-type="float" office:value="945300.2288" calcext:value-type="float">
            <text:p><text:s/>945,30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23301.9536" calcext:value-type="float">
            <text:p><text:s/>123,302 <text:s/></text:p>
          </table:table-cell>
          <table:table-cell table:style-name="ce43" office:value-type="float" office:value="18449.095" calcext:value-type="float">
            <text:p><text:s/>18,44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43" office:value-type="float" office:value="133961.3232" calcext:value-type="float">
            <text:p><text:s/>133,96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4984.12" calcext:value-type="float">
            <text:p><text:s/>24,984 <text:s/></text:p>
          </table:table-cell>
          <table:table-cell table:style-name="ce42" office:value-type="float" office:value="107144.393685485" calcext:value-type="float">
            <text:p><text:s/>107,1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7418.166897174" calcext:value-type="float">
            <text:p><text:s/>487,418 <text:s/></text:p>
          </table:table-cell>
          <table:table-cell table:style-name="ce42" office:value-type="float" office:value="68603.2351507952" calcext:value-type="float">
            <text:p><text:s/>68,6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3.04" calcext:value-type="float">
            <text:p><text:s/>1,7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079.04" calcext:value-type="float">
            <text:p><text:s/>19,0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4984.12" calcext:value-type="float">
            <text:p><text:s/>24,984 <text:s/></text:p>
          </table:table-cell>
          <table:table-cell table:style-name="ce42" office:value-type="float" office:value="86140.5536854848" calcext:value-type="float">
            <text:p><text:s/>86,1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7418.166897174" calcext:value-type="float">
            <text:p><text:s/>487,418 <text:s/></text:p>
          </table:table-cell>
          <table:table-cell table:style-name="ce42" office:value-type="float" office:value="68603.2351507952" calcext:value-type="float">
            <text:p><text:s/>68,6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21.76" calcext:value-type="float">
            <text:p><text:s/>22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729287.22566295" calcext:value-type="float">
            <text:p><text:s/>4,729,287 <text:s/></text:p>
          </table:table-cell>
          <table:table-cell table:style-name="ce44" office:value-type="float" office:value="2080042.54552107" calcext:value-type="float">
            <text:p><text:s/>2,080,043 <text:s/></text:p>
          </table:table-cell>
          <table:table-cell table:style-name="ce44" office:value-type="float" office:value="2260.8" calcext:value-type="float">
            <text:p><text:s/>2,261 <text:s/></text:p>
          </table:table-cell>
          <table:table-cell table:style-name="ce44" office:value-type="float" office:value="563412.48" calcext:value-type="float">
            <text:p><text:s/>563,412 <text:s/></text:p>
          </table:table-cell>
          <table:table-cell table:style-name="ce44" office:value-type="float" office:value="403234" calcext:value-type="float">
            <text:p><text:s/>403,234 <text:s/></text:p>
          </table:table-cell>
          <table:table-cell table:style-name="ce44" office:value-type="float" office:value="1154793.80888515" calcext:value-type="float">
            <text:p><text:s/>1,154,794 <text:s/></text:p>
          </table:table-cell>
          <table:table-cell table:style-name="ce44" office:value-type="float" office:value="94756.5" calcext:value-type="float">
            <text:p><text:s/>94,757 <text:s/></text:p>
          </table:table-cell>
          <table:table-cell table:style-name="ce44" office:value-type="float" office:value="24786.14" calcext:value-type="float">
            <text:p><text:s/>24,786 <text:s/></text:p>
          </table:table-cell>
          <table:table-cell table:style-name="ce44" office:value-type="float" office:value="1086472.212" calcext:value-type="float">
            <text:p><text:s/>1,086,47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729287.22566295" calcext:value-type="float">
            <text:p><text:s/>4,729,287 <text:s/></text:p>
          </table:table-cell>
          <table:table-cell table:style-name="ce44" office:value-type="float" office:value="2080042.54552107" calcext:value-type="float">
            <text:p><text:s/>2,080,04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2101.4" calcext:value-type="float">
            <text:p><text:s/>12,1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97630.5456629496" calcext:value-type="float">
            <text:p><text:s/>97,631 <text:s/></text:p>
          </table:table-cell>
          <table:table-cell table:style-name="ce42" office:value-type="float" office:value="1657588.78552107" calcext:value-type="float">
            <text:p><text:s/>1,657,5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101.4" calcext:value-type="float">
            <text:p><text:s/>12,1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4331.04" calcext:value-type="float">
            <text:p><text:s/>4,331 <text:s/></text:p>
          </table:table-cell>
          <table:table-cell table:style-name="ce42" office:value-type="float" office:value="26826.24" calcext:value-type="float">
            <text:p><text:s/>26,8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764.44" calcext:value-type="float">
            <text:p><text:s/>2,764 <text:s/></text:p>
          </table:table-cell>
          <table:table-cell table:style-name="ce42" office:value-type="float" office:value="192980.13617977" calcext:value-type="float">
            <text:p><text:s/>192,9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222.64" calcext:value-type="float">
            <text:p><text:s/>2,223 <text:s/></text:p>
          </table:table-cell>
          <table:table-cell table:style-name="ce42" office:value-type="float" office:value="185019.720959059" calcext:value-type="float">
            <text:p><text:s/>185,0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52.08" calcext:value-type="float">
            <text:p><text:s/>52 <text:s/></text:p>
          </table:table-cell>
          <table:table-cell table:style-name="ce42" office:value-type="float" office:value="15001.92" calcext:value-type="float">
            <text:p><text:s/>15,0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45.6" calcext:value-type="float">
            <text:p><text:s/>5,1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920.64" calcext:value-type="float">
            <text:p><text:s/>921 <text:s/></text:p>
          </table:table-cell>
          <table:table-cell table:style-name="ce42" office:value-type="float" office:value="78012.8682194737" calcext:value-type="float">
            <text:p><text:s/>78,0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07.52" calcext:value-type="float">
            <text:p><text:s/>108 <text:s/></text:p>
          </table:table-cell>
          <table:table-cell table:style-name="ce42" office:value-type="float" office:value="672.96" calcext:value-type="float">
            <text:p><text:s/>6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6619.5616629244" calcext:value-type="float">
            <text:p><text:s/>56,620 <text:s/></text:p>
          </table:table-cell>
          <table:table-cell table:style-name="ce42" office:value-type="float" office:value="372513.636485107" calcext:value-type="float">
            <text:p><text:s/>372,5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6438.76" calcext:value-type="float">
            <text:p><text:s/>56,439 <text:s/></text:p>
          </table:table-cell>
          <table:table-cell table:style-name="ce42" office:value-type="float" office:value="239844.561477917" calcext:value-type="float">
            <text:p><text:s/>239,8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689.24" calcext:value-type="float">
            <text:p>( 1,689 <text:s/>)</text:p>
          </table:table-cell>
          <table:table-cell table:style-name="ce45" office:value-type="float" office:value="199286.077807738" calcext:value-type="float">
            <text:p>( 199,28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4749.52" calcext:value-type="float">
            <text:p>( 54,750 <text:s/>)</text:p>
          </table:table-cell>
          <table:table-cell table:style-name="ce45" office:value-type="float" office:value="40558.4836701792" calcext:value-type="float">
            <text:p>( 40,55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.2016629244" calcext:value-type="float">
            <text:p><text:s/>0 <text:s/></text:p>
          </table:table-cell>
          <table:table-cell table:style-name="ce42" office:value-type="float" office:value="94423.4411521824" calcext:value-type="float">
            <text:p><text:s/>94,4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245.633855008" calcext:value-type="float">
            <text:p><text:s/>38,2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80.6" calcext:value-type="float">
            <text:p><text:s/>181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318.8" calcext:value-type="float">
            <text:p><text:s/>1,319 <text:s/></text:p>
          </table:table-cell>
          <table:table-cell table:style-name="ce42" office:value-type="float" office:value="80760.96" calcext:value-type="float">
            <text:p><text:s/>80,7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6.8" calcext:value-type="float">
            <text:p><text:s/>17 <text:s/></text:p>
          </table:table-cell>
          <table:table-cell table:style-name="ce42" office:value-type="float" office:value="33024.96" calcext:value-type="float">
            <text:p><text:s/>33,0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42" calcext:value-type="float">
            <text:p><text:s/>42 <text:s/></text:p>
          </table:table-cell>
          <table:table-cell table:style-name="ce46" office:value-type="float" office:value="50491.2" calcext:value-type="float">
            <text:p><text:s/>50,49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0661.28" calcext:value-type="float">
            <text:p><text:s/>10,661 <text:s/></text:p>
          </table:table-cell>
          <table:table-cell table:style-name="ce42" office:value-type="float" office:value="189794.88" calcext:value-type="float">
            <text:p><text:s/>189,7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0071.6" calcext:value-type="float">
            <text:p><text:s/>10,072 <text:s/></text:p>
          </table:table-cell>
          <table:table-cell table:style-name="ce42" office:value-type="float" office:value="21898.56" calcext:value-type="float">
            <text:p><text:s/>21,8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589.68" calcext:value-type="float">
            <text:p><text:s/>590 <text:s/></text:p>
          </table:table-cell>
          <table:table-cell table:style-name="ce42" office:value-type="float" office:value="167896.32" calcext:value-type="float">
            <text:p><text:s/>167,8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195" calcext:value-type="float">
            <text:p><text:s/>6,195 <text:s/></text:p>
          </table:table-cell>
          <table:table-cell table:style-name="ce42" office:value-type="float" office:value="210306.192" calcext:value-type="float">
            <text:p><text:s/>210,3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101.4" calcext:value-type="float">
            <text:p><text:s/>12,10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081.6" calcext:value-type="float">
            <text:p><text:s/>6,082 <text:s/></text:p>
          </table:table-cell>
          <table:table-cell table:style-name="ce42" office:value-type="float" office:value="187468.752" calcext:value-type="float">
            <text:p><text:s/>187,4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101.4" calcext:value-type="float">
            <text:p><text:s/>12,10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13.4" calcext:value-type="float">
            <text:p><text:s/>113 <text:s/></text:p>
          </table:table-cell>
          <table:table-cell table:style-name="ce42" office:value-type="float" office:value="22837.44" calcext:value-type="float">
            <text:p><text:s/>22,8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75.56" calcext:value-type="float">
            <text:p><text:s/>176 <text:s/></text:p>
          </table:table-cell>
          <table:table-cell table:style-name="ce42" office:value-type="float" office:value="42052.8" calcext:value-type="float">
            <text:p><text:s/>42,0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17.6" calcext:value-type="float">
            <text:p><text:s/>118 <text:s/></text:p>
          </table:table-cell>
          <table:table-cell table:style-name="ce46" office:value-type="float" office:value="5305.92" calcext:value-type="float">
            <text:p><text:s/>5,30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535.56" calcext:value-type="float">
            <text:p><text:s/>3,536 <text:s/></text:p>
          </table:table-cell>
          <table:table-cell table:style-name="ce42" office:value-type="float" office:value="48626.124413664" calcext:value-type="float">
            <text:p><text:s/>48,6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820.32" calcext:value-type="float">
            <text:p><text:s/>3,820 <text:s/></text:p>
          </table:table-cell>
          <table:table-cell table:style-name="ce42" office:value-type="float" office:value="15146.88" calcext:value-type="float">
            <text:p><text:s/>15,1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02.48" calcext:value-type="float">
            <text:p><text:s/>102 <text:s/></text:p>
          </table:table-cell>
          <table:table-cell table:style-name="ce42" office:value-type="float" office:value="8657.28" calcext:value-type="float">
            <text:p><text:s/>8,6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96.9840000252" calcext:value-type="float">
            <text:p><text:s/>397 <text:s/></text:p>
          </table:table-cell>
          <table:table-cell table:style-name="ce42" office:value-type="float" office:value="1.728" calcext:value-type="float">
            <text:p><text:s/>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230.24" calcext:value-type="float">
            <text:p><text:s/>4,230 <text:s/></text:p>
          </table:table-cell>
          <table:table-cell table:style-name="ce42" office:value-type="float" office:value="48065.28" calcext:value-type="float">
            <text:p><text:s/>48,0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9181.499264" calcext:value-type="float">
            <text:p><text:s/>49,18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911170.116" calcext:value-type="float">
            <text:p><text:s/>3,911,170 <text:s/></text:p>
          </table:table-cell>
          <table:table-cell table:style-name="ce42" office:value-type="float" office:value="58644.48" calcext:value-type="float">
            <text:p><text:s/>58,6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819044.796" calcext:value-type="float">
            <text:p><text:s/>3,819,04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22354.92" calcext:value-type="float">
            <text:p><text:s/>22,35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69770.4" calcext:value-type="float">
            <text:p><text:s/>69,770 <text:s/></text:p>
          </table:table-cell>
          <table:table-cell table:style-name="ce42" office:value-type="float" office:value="58644.48" calcext:value-type="float">
            <text:p><text:s/>58,6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78840.084" calcext:value-type="float">
            <text:p><text:s/>378,840 <text:s/></text:p>
          </table:table-cell>
          <table:table-cell table:style-name="ce42" office:value-type="float" office:value="27615.36" calcext:value-type="float">
            <text:p><text:s/>27,6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55020.924" calcext:value-type="float">
            <text:p><text:s/>55,021 <text:s/></text:p>
          </table:table-cell>
          <table:table-cell table:style-name="ce42" office:value-type="float" office:value="2362.56" calcext:value-type="float">
            <text:p><text:s/>2,3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23819.16" calcext:value-type="float">
            <text:p><text:s/>323,819 <text:s/></text:p>
          </table:table-cell>
          <table:table-cell table:style-name="ce43" office:value-type="float" office:value="25252.8" calcext:value-type="float">
            <text:p><text:s/>25,25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41646.48" calcext:value-type="float">
            <text:p><text:s/>341,646 <text:s/></text:p>
          </table:table-cell>
          <table:table-cell table:style-name="ce42" office:value-type="float" office:value="336193.92" calcext:value-type="float">
            <text:p><text:s/>336,1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6981.16" calcext:value-type="float">
            <text:p><text:s/>86,981 <text:s/></text:p>
          </table:table-cell>
          <table:table-cell table:style-name="ce42" office:value-type="float" office:value="247411.2" calcext:value-type="float">
            <text:p><text:s/>247,4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332.64" calcext:value-type="float">
            <text:p><text:s/>333 <text:s/></text:p>
          </table:table-cell>
          <table:table-cell table:style-name="ce42" office:value-type="float" office:value="3018.24" calcext:value-type="float">
            <text:p><text:s/>3,0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0256.4" calcext:value-type="float">
            <text:p><text:s/>10,256 <text:s/></text:p>
          </table:table-cell>
          <table:table-cell table:style-name="ce42" office:value-type="float" office:value="38.4" calcext:value-type="float">
            <text:p><text:s/>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874.04" calcext:value-type="float">
            <text:p><text:s/>1,87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36.04" calcext:value-type="float">
            <text:p><text:s/>236 <text:s/></text:p>
          </table:table-cell>
          <table:table-cell table:style-name="ce42" office:value-type="float" office:value="1542.72" calcext:value-type="float">
            <text:p><text:s/>1,5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85445.12" calcext:value-type="float">
            <text:p><text:s/>185,445 <text:s/></text:p>
          </table:table-cell>
          <table:table-cell table:style-name="ce42" office:value-type="float" office:value="3384.96" calcext:value-type="float">
            <text:p><text:s/>3,3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6521.08" calcext:value-type="float">
            <text:p><text:s/>56,521 <text:s/></text:p>
          </table:table-cell>
          <table:table-cell table:style-name="ce43" office:value-type="float" office:value="80798.4" calcext:value-type="float">
            <text:p><text:s/>80,79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0.8" calcext:value-type="float">
            <text:p><text:s/>2,261 <text:s/></text:p>
          </table:table-cell>
          <table:table-cell table:style-name="ce42" office:value-type="float" office:value="563412.48" calcext:value-type="float">
            <text:p><text:s/>563,412 <text:s/></text:p>
          </table:table-cell>
          <table:table-cell table:style-name="ce42" office:value-type="float" office:value="403234" calcext:value-type="float">
            <text:p><text:s/>403,234 <text:s/></text:p>
          </table:table-cell>
          <table:table-cell table:style-name="ce42" office:value-type="float" office:value="1154793.80888515" calcext:value-type="float">
            <text:p><text:s/>1,154,794 <text:s/></text:p>
          </table:table-cell>
          <table:table-cell table:style-name="ce42" office:value-type="float" office:value="94756.5" calcext:value-type="float">
            <text:p><text:s/>94,757 <text:s/></text:p>
          </table:table-cell>
          <table:table-cell table:style-name="ce42" office:value-type="float" office:value="24786.14" calcext:value-type="float">
            <text:p><text:s/>24,786 <text:s/></text:p>
          </table:table-cell>
          <table:table-cell table:style-name="ce42" office:value-type="float" office:value="1074370.812" calcext:value-type="float">
            <text:p><text:s/>1,074,37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0.8" calcext:value-type="float">
            <text:p><text:s/>2,261 <text:s/></text:p>
          </table:table-cell>
          <table:table-cell table:style-name="ce42" office:value-type="float" office:value="563412.48" calcext:value-type="float">
            <text:p><text:s/>563,412 <text:s/></text:p>
          </table:table-cell>
          <table:table-cell table:style-name="ce42" office:value-type="float" office:value="403234" calcext:value-type="float">
            <text:p><text:s/>403,234 <text:s/></text:p>
          </table:table-cell>
          <table:table-cell table:style-name="ce42" office:value-type="float" office:value="1154793.80888515" calcext:value-type="float">
            <text:p><text:s/>1,154,794 <text:s/></text:p>
          </table:table-cell>
          <table:table-cell table:style-name="ce42" office:value-type="float" office:value="94756.5" calcext:value-type="float">
            <text:p><text:s/>94,757 <text:s/></text:p>
          </table:table-cell>
          <table:table-cell table:style-name="ce42" office:value-type="float" office:value="24786.14" calcext:value-type="float">
            <text:p><text:s/>24,786 <text:s/></text:p>
          </table:table-cell>
          <table:table-cell table:style-name="ce42" office:value-type="float" office:value="1074370.812" calcext:value-type="float">
            <text:p><text:s/>1,074,37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16439.137018574" calcext:value-type="float">
            <text:p><text:s/>516,439 <text:s/></text:p>
          </table:table-cell>
          <table:table-cell table:style-name="ce42" office:value-type="float" office:value="10587881.9876454" calcext:value-type="float">
            <text:p><text:s/>10,587,8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8389.444864" calcext:value-type="float">
            <text:p><text:s/>508,389 <text:s/></text:p>
          </table:table-cell>
          <table:table-cell table:style-name="ce42" office:value-type="float" office:value="108393.565457" calcext:value-type="float">
            <text:p><text:s/>108,394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10208.226222574" calcext:value-type="float">
            <text:p><text:s/>510,208 <text:s/></text:p>
          </table:table-cell>
          <table:table-cell table:style-name="ce42" office:value-type="float" office:value="10177579.3297774" calcext:value-type="float">
            <text:p><text:s/>10,177,5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61.364655" calcext:value-type="float">
            <text:p><text:s/>10,5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6230.910796" calcext:value-type="float">
            <text:p><text:s/>6,231 <text:s/></text:p>
          </table:table-cell>
          <table:table-cell table:style-name="ce42" office:value-type="float" office:value="399741.293213" calcext:value-type="float">
            <text:p><text:s/>399,7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8389.444864" calcext:value-type="float">
            <text:p><text:s/>508,389 <text:s/></text:p>
          </table:table-cell>
          <table:table-cell table:style-name="ce42" office:value-type="float" office:value="108393.565457" calcext:value-type="float">
            <text:p><text:s/>108,394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4333.743374" calcext:value-type="float">
            <text:p><text:s/>4,334 <text:s/></text:p>
          </table:table-cell>
          <table:table-cell table:style-name="ce42" office:value-type="float" office:value="32850.028185" calcext:value-type="float">
            <text:p><text:s/>32,8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1110.298633" calcext:value-type="float">
            <text:p><text:s/>621,110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4333.743374" calcext:value-type="float">
            <text:p><text:s/>4,334 <text:s/></text:p>
          </table:table-cell>
          <table:table-cell table:style-name="ce43" office:value-type="float" office:value="32850.028185" calcext:value-type="float">
            <text:p><text:s/>32,85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621110.298633" calcext:value-type="float">
            <text:p><text:s/>621,110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299020" calcext:value-type="float">
            <text:p><text:s/>299,02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68996.978112" calcext:value-type="float">
            <text:p><text:s/>1,568,997 <text:s/></text:p>
          </table:table-cell>
          <table:table-cell table:style-name="ce41" office:value-type="float" office:value="207465.015212" calcext:value-type="float">
            <text:p><text:s/>207,465 <text:s/></text:p>
          </table:table-cell>
          <table:table-cell table:style-name="ce41" office:value-type="float" office:value="192493.4782" calcext:value-type="float">
            <text:p><text:s/>192,493 <text:s/></text:p>
          </table:table-cell>
          <table:table-cell table:style-name="ce41" office:value-type="float" office:value="8787.61858" calcext:value-type="float">
            <text:p><text:s/>8,788 <text:s/></text:p>
          </table:table-cell>
          <table:table-cell table:style-name="ce41" office:value-type="float" office:value="6183.918432" calcext:value-type="float">
            <text:p><text:s/>6,184 <text:s/></text:p>
          </table:table-cell>
          <table:table-cell table:style-name="ce41" office:value-type="float" office:value="1361531.9629" calcext:value-type="float">
            <text:p><text:s/>1,361,53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7052964.3280471" calcext:value-type="float">
            <text:p><text:s/>17,052,9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52964.3280471" calcext:value-type="float">
            <text:p><text:s/>17,052,964 <text:s/></text:p>
          </table:table-cell>
          <table:table-cell table:number-columns-repeated="2" table:style-name="ce42" office:value-type="float" office:value="76.08915" calcext:value-type="float">
            <text:p><text:s/>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.08915" calcext:value-type="float">
            <text:p><text:s/>7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62.05515" calcext:value-type="float">
            <text:p><text:s/>2,4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2.05515" calcext:value-type="float">
            <text:p><text:s/>2,4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53613.0629310376" calcext:value-type="float">
            <text:p><text:s/>53,613 <text:s/></text:p>
          </table:table-cell>
          <table:table-cell table:style-name="ce42" office:value-type="float" office:value="61943.0584" calcext:value-type="float">
            <text:p><text:s/>61,943 <text:s/></text:p>
          </table:table-cell>
          <table:table-cell table:style-name="ce42" office:value-type="float" office:value="-8329.99546896241" calcext:value-type="float">
            <text:p><text:s/>-8,330 <text:s/></text:p>
          </table:table-cell>
          <table:table-cell table:number-columns-repeated="2" table:style-name="ce42" office:value-type="float" office:value="-12498.44138" calcext:value-type="float">
            <text:p><text:s/>-12,4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2498.44138" calcext:value-type="float">
            <text:p><text:s/>-12,49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7298371.2651161" calcext:value-type="float">
            <text:p><text:s/>17,298,371 <text:s/></text:p>
          </table:table-cell>
          <table:table-cell table:style-name="ce43" office:value-type="float" office:value="237076.9416" calcext:value-type="float">
            <text:p><text:s/>237,077 <text:s/></text:p>
          </table:table-cell>
          <table:table-cell table:style-name="ce43" office:value-type="float" office:value="17061294.3235161" calcext:value-type="float">
            <text:p><text:s/>17,061,294 <text:s/></text:p>
          </table:table-cell>
          <table:table-cell table:style-name="ce43" office:value-type="float" office:value="1579109.453492" calcext:value-type="float">
            <text:p><text:s/>1,579,109 <text:s/></text:p>
          </table:table-cell>
          <table:table-cell table:style-name="ce43" office:value-type="float" office:value="217577.490592" calcext:value-type="float">
            <text:p><text:s/>217,577 <text:s/></text:p>
          </table:table-cell>
          <table:table-cell table:style-name="ce43" office:value-type="float" office:value="192493.4782" calcext:value-type="float">
            <text:p><text:s/>192,493 <text:s/></text:p>
          </table:table-cell>
          <table:table-cell table:style-name="ce43" office:value-type="float" office:value="18900.09396" calcext:value-type="float">
            <text:p><text:s/>18,900 <text:s/></text:p>
          </table:table-cell>
          <table:table-cell table:style-name="ce43" office:value-type="float" office:value="6183.918432" calcext:value-type="float">
            <text:p><text:s/>6,184 <text:s/></text:p>
          </table:table-cell>
          <table:table-cell table:style-name="ce43" office:value-type="float" office:value="1361531.9629" calcext:value-type="float">
            <text:p><text:s/>1,361,5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8108651.3235161" calcext:value-type="float">
            <text:p><text:s/>18,108,6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08651.3235161" calcext:value-type="float">
            <text:p><text:s/>18,108,651 <text:s/></text:p>
          </table:table-cell>
          <table:table-cell table:number-columns-repeated="2" table:style-name="ce42" office:value-type="float" office:value="19581.06097" calcext:value-type="float">
            <text:p><text:s/>19,5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81.06097" calcext:value-type="float">
            <text:p><text:s/>19,5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860697.5053" calcext:value-type="float">
            <text:p><text:s/>860,698 <text:s/></text:p>
          </table:table-cell>
          <table:table-cell table:style-name="ce43" office:value-type="float" office:value="645.4192" calcext:value-type="float">
            <text:p><text:s/>645 <text:s/></text:p>
          </table:table-cell>
          <table:table-cell table:style-name="ce43" office:value-type="float" office:value="860052.0861" calcext:value-type="float">
            <text:p><text:s/>860,052 <text:s/></text:p>
          </table:table-cell>
          <table:table-cell table:style-name="ce43" office:value-type="float" office:value="-746.074890000016" calcext:value-type="float">
            <text:p><text:s/>-746 <text:s/></text:p>
          </table:table-cell>
          <table:table-cell table:style-name="ce43" office:value-type="float" office:value="-746.074889999999" calcext:value-type="float">
            <text:p><text:s/>-746 <text:s/></text:p>
          </table:table-cell>
          <table:table-cell table:style-name="ce43" office:value-type="float" office:value="0.000000000001" calcext:value-type="float">
            <text:p><text:s/>0 <text:s/></text:p>
          </table:table-cell>
          <table:table-cell table:style-name="ce43" office:value-type="float" office:value="-746.07489" calcext:value-type="float">
            <text:p><text:s/>-74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17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899165.890804" calcext:value-type="float">
            <text:p><text:s/>13,899,166 <text:s/></text:p>
          </table:table-cell>
          <table:table-cell table:style-name="ce42" office:value-type="float" office:value="1638.25884944" calcext:value-type="float">
            <text:p><text:s/>1,638 <text:s/></text:p>
          </table:table-cell>
          <table:table-cell table:style-name="ce42" office:value-type="float" office:value="13897527.6319546" calcext:value-type="float">
            <text:p><text:s/>13,897,528 <text:s/></text:p>
          </table:table-cell>
          <table:table-cell table:style-name="ce42" office:value-type="float" office:value="1114705.59377555" calcext:value-type="float">
            <text:p><text:s/>1,114,706 <text:s/></text:p>
          </table:table-cell>
          <table:table-cell table:style-name="ce42" office:value-type="float" office:value="36611.7069054614" calcext:value-type="float">
            <text:p><text:s/>36,612 <text:s/></text:p>
          </table:table-cell>
          <table:table-cell table:style-name="ce42" office:value-type="float" office:value="31830.6258754536" calcext:value-type="float">
            <text:p><text:s/>31,8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81.08103000777" calcext:value-type="float">
            <text:p><text:s/>4,781 <text:s/></text:p>
          </table:table-cell>
          <table:table-cell table:style-name="ce42" office:value-type="float" office:value="1078093.88687009" calcext:value-type="float">
            <text:p><text:s/>1,078,0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52759.8" calcext:value-type="float">
            <text:p><text:s/>52,7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759.8" calcext:value-type="float">
            <text:p><text:s/>52,7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756309.2" calcext:value-type="float">
            <text:p><text:s/>13,756,3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56309.2" calcext:value-type="float">
            <text:p><text:s/>13,756,3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53.0887599" calcext:value-type="float">
            <text:p><text:s/>95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3.0887599" calcext:value-type="float">
            <text:p><text:s/>9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611.5755" calcext:value-type="float">
            <text:p><text:s/>22,6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611.5755" calcext:value-type="float">
            <text:p><text:s/>22,61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0096.890804045" calcext:value-type="float">
            <text:p><text:s/>90,097 <text:s/></text:p>
          </table:table-cell>
          <table:table-cell table:style-name="ce43" office:value-type="float" office:value="1638.25884944" calcext:value-type="float">
            <text:p><text:s/>1,638 <text:s/></text:p>
          </table:table-cell>
          <table:table-cell table:style-name="ce43" office:value-type="float" office:value="88458.631954605" calcext:value-type="float">
            <text:p><text:s/>88,459 <text:s/></text:p>
          </table:table-cell>
          <table:table-cell table:style-name="ce43" office:value-type="float" office:value="1091140.92951565" calcext:value-type="float">
            <text:p><text:s/>1,091,141 <text:s/></text:p>
          </table:table-cell>
          <table:table-cell table:style-name="ce43" office:value-type="float" office:value="35658.6181455614" calcext:value-type="float">
            <text:p><text:s/>35,659 <text:s/></text:p>
          </table:table-cell>
          <table:table-cell table:style-name="ce43" office:value-type="float" office:value="31830.6258754536" calcext:value-type="float">
            <text:p><text:s/>31,83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827.99227010777" calcext:value-type="float">
            <text:p><text:s/>3,828 <text:s/></text:p>
          </table:table-cell>
          <table:table-cell table:style-name="ce43" office:value-type="float" office:value="1055482.31137009" calcext:value-type="float">
            <text:p><text:s/>1,055,4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9036361.7" calcext:value-type="float">
            <text:p><text:s/>19,036,362 <text:s/></text:p>
          </table:table-cell>
          <table:table-cell table:style-name="ce42" office:value-type="float" office:value="1047357" calcext:value-type="float">
            <text:p><text:s/>1,047,357 <text:s/></text:p>
          </table:table-cell>
          <table:table-cell table:style-name="ce42" office:value-type="float" office:value="17989004.7" calcext:value-type="float">
            <text:p><text:s/>17,989,0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9036361.7" calcext:value-type="float">
            <text:p><text:s/>19,036,362 <text:s/></text:p>
          </table:table-cell>
          <table:table-cell table:style-name="ce43" office:value-type="float" office:value="1047357" calcext:value-type="float">
            <text:p><text:s/>1,047,357 <text:s/></text:p>
          </table:table-cell>
          <table:table-cell table:style-name="ce43" office:value-type="float" office:value="17989004.7" calcext:value-type="float">
            <text:p><text:s/>17,989,00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19457.319319768" calcext:value-type="float">
            <text:p><text:s/>319,457 <text:s/></text:p>
          </table:table-cell>
          <table:table-cell table:style-name="ce42" office:value-type="float" office:value="1237.6048" calcext:value-type="float">
            <text:p><text:s/>1,238 <text:s/></text:p>
          </table:table-cell>
          <table:table-cell table:style-name="ce42" office:value-type="float" office:value="318219.714519768" calcext:value-type="float">
            <text:p><text:s/>318,220 <text:s/></text:p>
          </table:table-cell>
          <table:table-cell table:number-columns-repeated="2" table:style-name="ce42" office:value-type="float" office:value="65.10788" calcext:value-type="float">
            <text:p><text:s/>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.10788" calcext:value-type="float">
            <text:p><text:s/>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10180.014519768" calcext:value-type="float">
            <text:p><text:s/>310,180 <text:s/></text:p>
          </table:table-cell>
          <table:table-cell table:style-name="ce42" office:value-type="float" office:value="1152" calcext:value-type="float">
            <text:p><text:s/>1,152 <text:s/></text:p>
          </table:table-cell>
          <table:table-cell table:style-name="ce42" office:value-type="float" office:value="309028.014519768" calcext:value-type="float">
            <text:p><text:s/>309,028 <text:s/></text:p>
          </table:table-cell>
          <table:table-cell table:number-columns-repeated="2" table:style-name="ce42" office:value-type="float" office:value="65.10788" calcext:value-type="float">
            <text:p><text:s/>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.10788" calcext:value-type="float">
            <text:p><text:s/>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9277.3048" calcext:value-type="float">
            <text:p><text:s/>9,277 <text:s/></text:p>
          </table:table-cell>
          <table:table-cell table:style-name="ce42" office:value-type="float" office:value="85.6048" calcext:value-type="float">
            <text:p><text:s/>86 <text:s/></text:p>
          </table:table-cell>
          <table:table-cell table:style-name="ce42" office:value-type="float" office:value="9191.7" calcext:value-type="float">
            <text:p><text:s/>9,1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146760.92617619" calcext:value-type="float">
            <text:p><text:s/>3,146,761 <text:s/></text:p>
          </table:table-cell>
          <table:table-cell table:style-name="ce44" office:value-type="float" office:value="1280912.65875056" calcext:value-type="float">
            <text:p><text:s/>1,280,913 <text:s/></text:p>
          </table:table-cell>
          <table:table-cell table:style-name="ce44" office:value-type="float" office:value="1865848.26742563" calcext:value-type="float">
            <text:p><text:s/>1,865,848 <text:s/></text:p>
          </table:table-cell>
          <table:table-cell table:style-name="ce44" office:value-type="float" office:value="445503.765756454" calcext:value-type="float">
            <text:p><text:s/>445,504 <text:s/></text:p>
          </table:table-cell>
          <table:table-cell table:style-name="ce44" office:value-type="float" office:value="162065.689726539" calcext:value-type="float">
            <text:p><text:s/>162,066 <text:s/></text:p>
          </table:table-cell>
          <table:table-cell table:style-name="ce44" office:value-type="float" office:value="160662.852324546" calcext:value-type="float">
            <text:p><text:s/>160,66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402.83740199223" calcext:value-type="float">
            <text:p><text:s/>1,403 <text:s/></text:p>
          </table:table-cell>
          <table:table-cell table:style-name="ce44" office:value-type="float" office:value="283438.076029915" calcext:value-type="float">
            <text:p><text:s/>283,43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146760.92617619" calcext:value-type="float">
            <text:p><text:s/>3,146,761 <text:s/></text:p>
          </table:table-cell>
          <table:table-cell table:style-name="ce44" office:value-type="float" office:value="1280912.65875056" calcext:value-type="float">
            <text:p><text:s/>1,280,913 <text:s/></text:p>
          </table:table-cell>
          <table:table-cell table:style-name="ce44" office:value-type="float" office:value="1865848.26742563" calcext:value-type="float">
            <text:p><text:s/>1,865,848 <text:s/></text:p>
          </table:table-cell>
          <table:table-cell table:style-name="ce44" office:value-type="float" office:value="445503.765756454" calcext:value-type="float">
            <text:p><text:s/>445,504 <text:s/></text:p>
          </table:table-cell>
          <table:table-cell table:style-name="ce44" office:value-type="float" office:value="162065.689726539" calcext:value-type="float">
            <text:p><text:s/>162,066 <text:s/></text:p>
          </table:table-cell>
          <table:table-cell table:style-name="ce44" office:value-type="float" office:value="160662.852324546" calcext:value-type="float">
            <text:p><text:s/>160,66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402.83740199223" calcext:value-type="float">
            <text:p><text:s/>1,403 <text:s/></text:p>
          </table:table-cell>
          <table:table-cell table:style-name="ce44" office:value-type="float" office:value="283438.076029915" calcext:value-type="float">
            <text:p><text:s/>283,4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092841.49347619" calcext:value-type="float">
            <text:p><text:s/>2,092,841 <text:s/></text:p>
          </table:table-cell>
          <table:table-cell table:style-name="ce42" office:value-type="float" office:value="391777.45795056" calcext:value-type="float">
            <text:p><text:s/>391,777 <text:s/></text:p>
          </table:table-cell>
          <table:table-cell table:style-name="ce42" office:value-type="float" office:value="1701064.03552563" calcext:value-type="float">
            <text:p><text:s/>1,701,064 <text:s/></text:p>
          </table:table-cell>
          <table:table-cell table:style-name="ce42" office:value-type="float" office:value="445503.765756454" calcext:value-type="float">
            <text:p><text:s/>445,504 <text:s/></text:p>
          </table:table-cell>
          <table:table-cell table:style-name="ce42" office:value-type="float" office:value="162065.689726539" calcext:value-type="float">
            <text:p><text:s/>162,066 <text:s/></text:p>
          </table:table-cell>
          <table:table-cell table:style-name="ce42" office:value-type="float" office:value="160662.852324546" calcext:value-type="float">
            <text:p><text:s/>160,6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2.83740199223" calcext:value-type="float">
            <text:p><text:s/>1,403 <text:s/></text:p>
          </table:table-cell>
          <table:table-cell table:style-name="ce42" office:value-type="float" office:value="283438.076029915" calcext:value-type="float">
            <text:p><text:s/>283,4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32.8" calcext:value-type="float">
            <text:p><text:s/>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61641.48745056" calcext:value-type="float">
            <text:p><text:s/>61,641 <text:s/></text:p>
          </table:table-cell>
          <table:table-cell table:style-name="ce42" office:value-type="float" office:value="19419.68755056" calcext:value-type="float">
            <text:p><text:s/>19,420 <text:s/></text:p>
          </table:table-cell>
          <table:table-cell table:style-name="ce42" office:value-type="float" office:value="42221.7999" calcext:value-type="float">
            <text:p><text:s/>42,222 <text:s/></text:p>
          </table:table-cell>
          <table:table-cell table:number-columns-repeated="3" table:style-name="ce42" office:value-type="float" office:value="18700.4961842691" calcext:value-type="float">
            <text:p><text:s/>18,7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4406.3157" calcext:value-type="float">
            <text:p><text:s/>64,406 <text:s/></text:p>
          </table:table-cell>
          <table:table-cell table:style-name="ce42" office:value-type="float" office:value="9772.2216" calcext:value-type="float">
            <text:p><text:s/>9,772 <text:s/></text:p>
          </table:table-cell>
          <table:table-cell table:style-name="ce42" office:value-type="float" office:value="54634.0941" calcext:value-type="float">
            <text:p><text:s/>54,6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741.3832" calcext:value-type="float">
            <text:p><text:s/>7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140.8207" calcext:value-type="float">
            <text:p><text:s/>2,141 <text:s/></text:p>
          </table:table-cell>
          <table:table-cell table:style-name="ce42" office:value-type="float" office:value="730.644" calcext:value-type="float">
            <text:p><text:s/>731 <text:s/></text:p>
          </table:table-cell>
          <table:table-cell table:style-name="ce42" office:value-type="float" office:value="1410.1767" calcext:value-type="float">
            <text:p><text:s/>1,4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0129.6291" calcext:value-type="float">
            <text:p><text:s/>30,130 <text:s/></text:p>
          </table:table-cell>
          <table:table-cell table:style-name="ce42" office:value-type="float" office:value="8172.0816" calcext:value-type="float">
            <text:p><text:s/>8,172 <text:s/></text:p>
          </table:table-cell>
          <table:table-cell table:style-name="ce42" office:value-type="float" office:value="21957.5475" calcext:value-type="float">
            <text:p><text:s/>21,958 <text:s/></text:p>
          </table:table-cell>
          <table:table-cell table:style-name="ce42" office:value-type="float" office:value="163655.986806694" calcext:value-type="float">
            <text:p><text:s/>163,656 <text:s/></text:p>
          </table:table-cell>
          <table:table-cell table:number-columns-repeated="2" table:style-name="ce42" office:value-type="float" office:value="141962.356140277" calcext:value-type="float">
            <text:p><text:s/>141,9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693.6306664172" calcext:value-type="float">
            <text:p><text:s/>21,6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053.6844" calcext:value-type="float">
            <text:p><text:s/>4,054 <text:s/></text:p>
          </table:table-cell>
          <table:table-cell table:style-name="ce42" office:value-type="float" office:value="1066.6888" calcext:value-type="float">
            <text:p><text:s/>1,067 <text:s/></text:p>
          </table:table-cell>
          <table:table-cell table:style-name="ce42" office:value-type="float" office:value="2986.9956" calcext:value-type="float">
            <text:p><text:s/>2,9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39580.214924233" calcext:value-type="float">
            <text:p><text:s/>539,580 <text:s/></text:p>
          </table:table-cell>
          <table:table-cell table:style-name="ce42" office:value-type="float" office:value="30784.6248" calcext:value-type="float">
            <text:p><text:s/>30,785 <text:s/></text:p>
          </table:table-cell>
          <table:table-cell table:style-name="ce42" office:value-type="float" office:value="508795.590124233" calcext:value-type="float">
            <text:p><text:s/>508,796 <text:s/></text:p>
          </table:table-cell>
          <table:table-cell table:style-name="ce42" office:value-type="float" office:value="451.815725347917" calcext:value-type="float">
            <text:p><text:s/>452 <text:s/></text:p>
          </table:table-cell>
          <table:table-cell table:style-name="ce42" office:value-type="float" office:value="447.050361992229" calcext:value-type="float">
            <text:p><text:s/>44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.050361992229" calcext:value-type="float">
            <text:p><text:s/>447 <text:s/></text:p>
          </table:table-cell>
          <table:table-cell table:style-name="ce42" office:value-type="float" office:value="4.765363355688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28558.442366241" calcext:value-type="float">
            <text:p><text:s/>428,558 <text:s/></text:p>
          </table:table-cell>
          <table:table-cell table:style-name="ce42" office:value-type="float" office:value="9208.6552" calcext:value-type="float">
            <text:p><text:s/>9,209 <text:s/></text:p>
          </table:table-cell>
          <table:table-cell table:style-name="ce42" office:value-type="float" office:value="419349.787166241" calcext:value-type="float">
            <text:p><text:s/>419,350 <text:s/></text:p>
          </table:table-cell>
          <table:table-cell table:number-columns-repeated="2" table:style-name="ce42" office:value-type="float" office:value="447.050361992229" calcext:value-type="float">
            <text:p><text:s/>44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.050361992229" calcext:value-type="float">
            <text:p><text:s/>4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01760.3734" calcext:value-type="float">
            <text:p>( 201,760 <text:s/>)</text:p>
          </table:table-cell>
          <table:table-cell table:style-name="ce45" office:value-type="float" office:value="7167.0552" calcext:value-type="float">
            <text:p>( 7,167 <text:s/>)</text:p>
          </table:table-cell>
          <table:table-cell table:style-name="ce45" office:value-type="float" office:value="194593.3182" calcext:value-type="float">
            <text:p>( 194,59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26798.068966241" calcext:value-type="float">
            <text:p>( 226,798 <text:s/>)</text:p>
          </table:table-cell>
          <table:table-cell table:style-name="ce45" office:value-type="float" office:value="2041.6" calcext:value-type="float">
            <text:p>( 2,042 <text:s/>)</text:p>
          </table:table-cell>
          <table:table-cell table:style-name="ce45" office:value-type="float" office:value="224756.468966241" calcext:value-type="float">
            <text:p>( 224,756 <text:s/>)</text:p>
          </table:table-cell>
          <table:table-cell table:number-columns-repeated="2" table:style-name="ce45" office:value-type="float" office:value="447.050361992229" calcext:value-type="float">
            <text:p>( 447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47.050361992229" calcext:value-type="float">
            <text:p>( 447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0386.7" calcext:value-type="float">
            <text:p><text:s/>20,387 <text:s/></text:p>
          </table:table-cell>
          <table:table-cell table:style-name="ce42" office:value-type="float" office:value="18886.4" calcext:value-type="float">
            <text:p><text:s/>18,886 <text:s/></text:p>
          </table:table-cell>
          <table:table-cell table:style-name="ce42" office:value-type="float" office:value="1500.3" calcext:value-type="float">
            <text:p><text:s/>1,5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90635.072557992" calcext:value-type="float">
            <text:p><text:s/>90,635 <text:s/></text:p>
          </table:table-cell>
          <table:table-cell table:style-name="ce42" office:value-type="float" office:value="2689.5696" calcext:value-type="float">
            <text:p><text:s/>2,690 <text:s/></text:p>
          </table:table-cell>
          <table:table-cell table:style-name="ce42" office:value-type="float" office:value="87945.502957992" calcext:value-type="float">
            <text:p><text:s/>87,946 <text:s/></text:p>
          </table:table-cell>
          <table:table-cell table:style-name="ce42" office:value-type="float" office:value="4.765363355688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.765363355688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0567.9643" calcext:value-type="float">
            <text:p><text:s/>40,568 <text:s/></text:p>
          </table:table-cell>
          <table:table-cell table:style-name="ce42" office:value-type="float" office:value="11551.4432" calcext:value-type="float">
            <text:p><text:s/>11,551 <text:s/></text:p>
          </table:table-cell>
          <table:table-cell table:style-name="ce42" office:value-type="float" office:value="29016.5211" calcext:value-type="float">
            <text:p><text:s/>29,0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5204.0375" calcext:value-type="float">
            <text:p><text:s/>55,204 <text:s/></text:p>
          </table:table-cell>
          <table:table-cell table:style-name="ce42" office:value-type="float" office:value="1748.8408" calcext:value-type="float">
            <text:p><text:s/>1,749 <text:s/></text:p>
          </table:table-cell>
          <table:table-cell table:style-name="ce42" office:value-type="float" office:value="53455.1967" calcext:value-type="float">
            <text:p><text:s/>53,4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35997.7569" calcext:value-type="float">
            <text:p><text:s/>135,998 <text:s/></text:p>
          </table:table-cell>
          <table:table-cell table:style-name="ce46" office:value-type="float" office:value="7516.9024" calcext:value-type="float">
            <text:p><text:s/>7,517 <text:s/></text:p>
          </table:table-cell>
          <table:table-cell table:style-name="ce46" office:value-type="float" office:value="128480.8545" calcext:value-type="float">
            <text:p><text:s/>128,48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24068.3602" calcext:value-type="float">
            <text:p><text:s/>224,068 <text:s/></text:p>
          </table:table-cell>
          <table:table-cell table:style-name="ce42" office:value-type="float" office:value="152860.3944" calcext:value-type="float">
            <text:p><text:s/>152,860 <text:s/></text:p>
          </table:table-cell>
          <table:table-cell table:style-name="ce42" office:value-type="float" office:value="71207.9658" calcext:value-type="float">
            <text:p><text:s/>71,2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5728.2931" calcext:value-type="float">
            <text:p><text:s/>15,728 <text:s/></text:p>
          </table:table-cell>
          <table:table-cell table:style-name="ce42" office:value-type="float" office:value="766.568" calcext:value-type="float">
            <text:p><text:s/>767 <text:s/></text:p>
          </table:table-cell>
          <table:table-cell table:style-name="ce42" office:value-type="float" office:value="14961.7251" calcext:value-type="float">
            <text:p><text:s/>14,9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08340.0671" calcext:value-type="float">
            <text:p><text:s/>208,340 <text:s/></text:p>
          </table:table-cell>
          <table:table-cell table:style-name="ce42" office:value-type="float" office:value="152093.8264" calcext:value-type="float">
            <text:p><text:s/>152,094 <text:s/></text:p>
          </table:table-cell>
          <table:table-cell table:style-name="ce42" office:value-type="float" office:value="56246.2407" calcext:value-type="float">
            <text:p><text:s/>56,2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76636.1221" calcext:value-type="float">
            <text:p>( 76,636 <text:s/>)</text:p>
          </table:table-cell>
          <table:table-cell table:style-name="ce45" office:value-type="float" office:value="68763.2416" calcext:value-type="float">
            <text:p>( 68,763 <text:s/>)</text:p>
          </table:table-cell>
          <table:table-cell table:style-name="ce45" office:value-type="float" office:value="7872.8805" calcext:value-type="float">
            <text:p>( 7,87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51900.1593" calcext:value-type="float">
            <text:p>( 51,900 <text:s/>)</text:p>
          </table:table-cell>
          <table:table-cell table:style-name="ce47" office:value-type="float" office:value="29796" calcext:value-type="float">
            <text:p>( 29,796 <text:s/>)</text:p>
          </table:table-cell>
          <table:table-cell table:style-name="ce47" office:value-type="float" office:value="22104.1593" calcext:value-type="float">
            <text:p>( 22,104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22846.647201394" calcext:value-type="float">
            <text:p><text:s/>422,847 <text:s/></text:p>
          </table:table-cell>
          <table:table-cell table:style-name="ce42" office:value-type="float" office:value="19048.8896" calcext:value-type="float">
            <text:p><text:s/>19,049 <text:s/></text:p>
          </table:table-cell>
          <table:table-cell table:style-name="ce42" office:value-type="float" office:value="403797.757601394" calcext:value-type="float">
            <text:p><text:s/>403,7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47925.701801394" calcext:value-type="float">
            <text:p><text:s/>347,926 <text:s/></text:p>
          </table:table-cell>
          <table:table-cell table:style-name="ce42" office:value-type="float" office:value="14360.8896" calcext:value-type="float">
            <text:p><text:s/>14,361 <text:s/></text:p>
          </table:table-cell>
          <table:table-cell table:style-name="ce42" office:value-type="float" office:value="333564.812201394" calcext:value-type="float">
            <text:p><text:s/>333,5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74920.9454" calcext:value-type="float">
            <text:p><text:s/>74,921 <text:s/></text:p>
          </table:table-cell>
          <table:table-cell table:style-name="ce42" office:value-type="float" office:value="4688" calcext:value-type="float">
            <text:p><text:s/>4,688 <text:s/></text:p>
          </table:table-cell>
          <table:table-cell table:style-name="ce42" office:value-type="float" office:value="70232.9454" calcext:value-type="float">
            <text:p><text:s/>70,2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56506.0349" calcext:value-type="float">
            <text:p>( 56,506 <text:s/>)</text:p>
          </table:table-cell>
          <table:table-cell table:style-name="ce45" office:value-type="float" office:value="876.8" calcext:value-type="float">
            <text:p>( 877 <text:s/>)</text:p>
          </table:table-cell>
          <table:table-cell table:style-name="ce45" office:value-type="float" office:value="55629.2349" calcext:value-type="float">
            <text:p>( 55,62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31621.9536" calcext:value-type="float">
            <text:p><text:s/>131,622 <text:s/></text:p>
          </table:table-cell>
          <table:table-cell table:style-name="ce42" office:value-type="float" office:value="17301.0304" calcext:value-type="float">
            <text:p><text:s/>17,301 <text:s/></text:p>
          </table:table-cell>
          <table:table-cell table:style-name="ce42" office:value-type="float" office:value="114320.9232" calcext:value-type="float">
            <text:p><text:s/>114,3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6788.8878" calcext:value-type="float">
            <text:p><text:s/>6,789 <text:s/></text:p>
          </table:table-cell>
          <table:table-cell table:style-name="ce46" office:value-type="float" office:value="4800.84" calcext:value-type="float">
            <text:p><text:s/>4,801 <text:s/></text:p>
          </table:table-cell>
          <table:table-cell table:style-name="ce46" office:value-type="float" office:value="1988.0478" calcext:value-type="float">
            <text:p><text:s/>1,98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24647.6944" calcext:value-type="float">
            <text:p><text:s/>224,648 <text:s/></text:p>
          </table:table-cell>
          <table:table-cell table:style-name="ce42" office:value-type="float" office:value="82673.4576" calcext:value-type="float">
            <text:p><text:s/>82,673 <text:s/></text:p>
          </table:table-cell>
          <table:table-cell table:style-name="ce42" office:value-type="float" office:value="141974.2368" calcext:value-type="float">
            <text:p><text:s/>141,9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74174.9886" calcext:value-type="float">
            <text:p>( 74,175 <text:s/>)</text:p>
          </table:table-cell>
          <table:table-cell table:style-name="ce45" office:value-type="float" office:value="15797.5272" calcext:value-type="float">
            <text:p>( 15,798 <text:s/>)</text:p>
          </table:table-cell>
          <table:table-cell table:style-name="ce45" office:value-type="float" office:value="58377.4614" calcext:value-type="float">
            <text:p>( 58,37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1627.274" calcext:value-type="float">
            <text:p><text:s/>31,627 <text:s/></text:p>
          </table:table-cell>
          <table:table-cell table:style-name="ce42" office:value-type="float" office:value="17237.2568" calcext:value-type="float">
            <text:p><text:s/>17,237 <text:s/></text:p>
          </table:table-cell>
          <table:table-cell table:style-name="ce42" office:value-type="float" office:value="14390.0172" calcext:value-type="float">
            <text:p><text:s/>14,3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77220.8424" calcext:value-type="float">
            <text:p><text:s/>77,221 <text:s/></text:p>
          </table:table-cell>
          <table:table-cell table:style-name="ce42" office:value-type="float" office:value="3650.4" calcext:value-type="float">
            <text:p><text:s/>3,650 <text:s/></text:p>
          </table:table-cell>
          <table:table-cell table:style-name="ce42" office:value-type="float" office:value="73570.4424" calcext:value-type="float">
            <text:p><text:s/>73,5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2695.467040142" calcext:value-type="float">
            <text:p><text:s/>262,695 <text:s/></text:p>
          </table:table-cell>
          <table:table-cell table:style-name="ce42" office:value-type="float" office:value="955.78704" calcext:value-type="float">
            <text:p><text:s/>95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5.78704" calcext:value-type="float">
            <text:p><text:s/>956 <text:s/></text:p>
          </table:table-cell>
          <table:table-cell table:style-name="ce42" office:value-type="float" office:value="261739.680000142" calcext:value-type="float">
            <text:p><text:s/>261,7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39523.7397" calcext:value-type="float">
            <text:p><text:s/>39,524 <text:s/></text:p>
          </table:table-cell>
          <table:table-cell table:style-name="ce43" office:value-type="float" office:value="2667.8712" calcext:value-type="float">
            <text:p><text:s/>2,668 <text:s/></text:p>
          </table:table-cell>
          <table:table-cell table:style-name="ce43" office:value-type="float" office:value="36855.8685" calcext:value-type="float">
            <text:p><text:s/>36,856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2981.6217" calcext:value-type="float">
            <text:p><text:s/>2,9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81.6217" calcext:value-type="float">
            <text:p><text:s/>2,9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2981.6217" calcext:value-type="float">
            <text:p><text:s/>2,9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81.6217" calcext:value-type="float">
            <text:p><text:s/>2,9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14092.0591" calcext:value-type="float">
            <text:p><text:s/>414,092 <text:s/></text:p>
          </table:table-cell>
          <table:table-cell table:style-name="ce42" office:value-type="float" office:value="300967.6328" calcext:value-type="float">
            <text:p><text:s/>300,968 <text:s/></text:p>
          </table:table-cell>
          <table:table-cell table:style-name="ce42" office:value-type="float" office:value="113124.4263" calcext:value-type="float">
            <text:p><text:s/>113,1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62086.1551" calcext:value-type="float">
            <text:p><text:s/>362,086 <text:s/></text:p>
          </table:table-cell>
          <table:table-cell table:style-name="ce42" office:value-type="float" office:value="257809.1104" calcext:value-type="float">
            <text:p><text:s/>257,809 <text:s/></text:p>
          </table:table-cell>
          <table:table-cell table:style-name="ce42" office:value-type="float" office:value="104277.0447" calcext:value-type="float">
            <text:p><text:s/>104,2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02.8743" calcext:value-type="float">
            <text:p><text:s/>303 <text:s/></text:p>
          </table:table-cell>
          <table:table-cell table:style-name="ce42" office:value-type="float" office:value="285.3864" calcext:value-type="float">
            <text:p><text:s/>285 <text:s/></text:p>
          </table:table-cell>
          <table:table-cell table:style-name="ce42" office:value-type="float" office:value="17.4879" calcext:value-type="float">
            <text:p><text:s/>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30622.6698" calcext:value-type="float">
            <text:p><text:s/>30,623 <text:s/></text:p>
          </table:table-cell>
          <table:table-cell table:style-name="ce42" office:value-type="float" office:value="24678.6936" calcext:value-type="float">
            <text:p><text:s/>24,679 <text:s/></text:p>
          </table:table-cell>
          <table:table-cell table:style-name="ce42" office:value-type="float" office:value="5943.9762" calcext:value-type="float">
            <text:p><text:s/>5,9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6878.3247" calcext:value-type="float">
            <text:p><text:s/>16,878 <text:s/></text:p>
          </table:table-cell>
          <table:table-cell table:style-name="ce42" office:value-type="float" office:value="14023.9072" calcext:value-type="float">
            <text:p><text:s/>14,024 <text:s/></text:p>
          </table:table-cell>
          <table:table-cell table:style-name="ce42" office:value-type="float" office:value="2854.4175" calcext:value-type="float">
            <text:p><text:s/>2,8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202.0352" calcext:value-type="float">
            <text:p><text:s/>4,202 <text:s/></text:p>
          </table:table-cell>
          <table:table-cell table:style-name="ce43" office:value-type="float" office:value="4170.5352" calcext:value-type="float">
            <text:p><text:s/>4,171 <text:s/></text:p>
          </table:table-cell>
          <table:table-cell table:style-name="ce43" office:value-type="float" office:value="31.5" calcext:value-type="float">
            <text:p><text:s/>3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36845.7519" calcext:value-type="float">
            <text:p><text:s/>636,846 <text:s/></text:p>
          </table:table-cell>
          <table:table-cell table:style-name="ce44" office:value-type="float" office:value="588167.568" calcext:value-type="float">
            <text:p><text:s/>588,168 <text:s/></text:p>
          </table:table-cell>
          <table:table-cell table:style-name="ce44" office:value-type="float" office:value="48678.1839" calcext:value-type="float">
            <text:p><text:s/>48,67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79009011.634043" calcext:value-type="float">
            <text:p><text:s/>79,009,012 <text:s/></text:p>
          </table:table-cell>
          <table:table-cell table:style-name="ce42" office:value-type="float" office:value="19972" calcext:value-type="float">
            <text:p><text:s/>19,972 <text:s/></text:p>
          </table:table-cell>
          <table:table-cell table:style-name="ce42" office:value-type="float" office:value="78989039.634043" calcext:value-type="float">
            <text:p><text:s/>78,989,040 <text:s/></text:p>
          </table:table-cell>
          <table:table-cell table:style-name="ce42" office:value-type="float" office:value="3630404.9061" calcext:value-type="float">
            <text:p><text:s/>3,630,405 <text:s/></text:p>
          </table:table-cell>
          <table:table-cell table:style-name="ce42" office:value-type="float" office:value="246208.026192" calcext:value-type="float">
            <text:p><text:s/>246,208 <text:s/></text:p>
          </table:table-cell>
          <table:table-cell table:style-name="ce42" office:value-type="float" office:value="227422.293394" calcext:value-type="float">
            <text:p><text:s/>227,4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85.732798" calcext:value-type="float">
            <text:p><text:s/>18,786 <text:s/></text:p>
          </table:table-cell>
          <table:table-cell table:style-name="ce42" office:value-type="float" office:value="3384196.879908" calcext:value-type="float">
            <text:p><text:s/>3,384,1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8550744.779" calcext:value-type="float">
            <text:p><text:s/>78,550,7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550744.779" calcext:value-type="float">
            <text:p><text:s/>78,550,7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17.28" calcext:value-type="float">
            <text:p><text:s/>2,7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17.28" calcext:value-type="float">
            <text:p><text:s/>2,7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086.965223" calcext:value-type="float">
            <text:p><text:s/>65,0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086.965223" calcext:value-type="float">
            <text:p><text:s/>65,0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58266.855043" calcext:value-type="float">
            <text:p><text:s/>458,267 <text:s/></text:p>
          </table:table-cell>
          <table:table-cell table:style-name="ce42" office:value-type="float" office:value="19972" calcext:value-type="float">
            <text:p><text:s/>19,972 <text:s/></text:p>
          </table:table-cell>
          <table:table-cell table:style-name="ce42" office:value-type="float" office:value="438294.855043" calcext:value-type="float">
            <text:p><text:s/>438,295 <text:s/></text:p>
          </table:table-cell>
          <table:table-cell table:style-name="ce42" office:value-type="float" office:value="3562600.660877" calcext:value-type="float">
            <text:p><text:s/>3,562,601 <text:s/></text:p>
          </table:table-cell>
          <table:table-cell table:style-name="ce42" office:value-type="float" office:value="243490.746192" calcext:value-type="float">
            <text:p><text:s/>243,491 <text:s/></text:p>
          </table:table-cell>
          <table:table-cell table:style-name="ce42" office:value-type="float" office:value="227422.293394" calcext:value-type="float">
            <text:p><text:s/>227,4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68.452798" calcext:value-type="float">
            <text:p><text:s/>16,068 <text:s/></text:p>
          </table:table-cell>
          <table:table-cell table:style-name="ce42" office:value-type="float" office:value="3319109.914685" calcext:value-type="float">
            <text:p><text:s/>3,319,1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714.46206" calcext:value-type="float">
            <text:p><text:s/>82,7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714.46206" calcext:value-type="float">
            <text:p><text:s/>82,71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2714.46206" calcext:value-type="float">
            <text:p><text:s/>82,71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2714.46206" calcext:value-type="float">
            <text:p><text:s/>82,714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84432.56675" calcext:value-type="float">
            <text:p><text:s/>384,43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73123.043528" calcext:value-type="float">
            <text:p><text:s/>73,123 <text:s/></text:p>
          </table:table-cell>
          <table:table-cell table:style-name="ce41" office:value-type="float" office:value="131170.270802" calcext:value-type="float">
            <text:p><text:s/>131,170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504374.02836" calcext:value-type="float">
            <text:p><text:s/>9,504,3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504374.02836" calcext:value-type="float">
            <text:p><text:s/>9,504,374 <text:s/></text:p>
          </table:table-cell>
          <table:table-cell table:style-name="ce43" office:value-type="float" office:value="384432.56675" calcext:value-type="float">
            <text:p><text:s/>384,43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3123.043528" calcext:value-type="float">
            <text:p><text:s/>73,123 <text:s/></text:p>
          </table:table-cell>
          <table:table-cell table:style-name="ce43" office:value-type="float" office:value="131170.270802" calcext:value-type="float">
            <text:p><text:s/>131,17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2076.589712" calcext:value-type="float">
            <text:p><text:s/>-2,07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504374.02836" calcext:value-type="float">
            <text:p><text:s/>9,504,374 <text:s/></text:p>
          </table:table-cell>
          <table:table-cell table:style-name="ce42" office:value-type="float" office:value="645438.760476" calcext:value-type="float">
            <text:p><text:s/>645,4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123.043528" calcext:value-type="float">
            <text:p><text:s/>73,123 <text:s/></text:p>
          </table:table-cell>
          <table:table-cell table:style-name="ce42" office:value-type="float" office:value="131170.270802" calcext:value-type="float">
            <text:p><text:s/>131,17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504374.02836" calcext:value-type="float">
            <text:p><text:s/>9,504,374 <text:s/></text:p>
          </table:table-cell>
          <table:table-cell table:style-name="ce42" office:value-type="float" office:value="645438.760476" calcext:value-type="float">
            <text:p><text:s/>645,4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36.240848" calcext:value-type="float">
            <text:p><text:s/>4,736 <text:s/></text:p>
          </table:table-cell>
          <table:table-cell table:style-name="ce42" office:value-type="float" office:value="130349.548808" calcext:value-type="float">
            <text:p><text:s/>130,3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386.80268" calcext:value-type="float">
            <text:p><text:s/>68,387 <text:s/></text:p>
          </table:table-cell>
          <table:table-cell table:style-name="ce42" office:value-type="float" office:value="820.721994" calcext:value-type="float">
            <text:p><text:s/>8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1006.193726" calcext:value-type="float">
            <text:p><text:s/>261,00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00202.342544" calcext:value-type="float">
            <text:p><text:s/>22,200,20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1006.193726" calcext:value-type="float">
            <text:p><text:s/>261,00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00202.342544" calcext:value-type="float">
            <text:p><text:s/>22,200,202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33156.564632" calcext:value-type="float">
            <text:p><text:s/>1,633,15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.193422" calcext:value-type="float">
            <text:p><text:s/>8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10.543388" calcext:value-type="float">
            <text:p><text:s/>1,51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8633.59472" calcext:value-type="float">
            <text:p><text:s/>278,63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8841.45905" calcext:value-type="float">
            <text:p><text:s/>798,84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0391.108" calcext:value-type="float">
            <text:p><text:s/>320,39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3303.996798" calcext:value-type="float">
            <text:p><text:s/>193,304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0388.669254" calcext:value-type="float">
            <text:p><text:s/>40,389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00620.713538" calcext:value-type="float">
            <text:p><text:s/>700,621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9868501.654086" calcext:value-type="float">
            <text:p><text:s/>19,868,502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9868501.654086" calcext:value-type="float">
            <text:p><text:s/>19,868,50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84242.647744" calcext:value-type="float">
            <text:p><text:s/>11,584,24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888.473302" calcext:value-type="float">
            <text:p><text:s/>39,88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3534.062836" calcext:value-type="float">
            <text:p><text:s/>343,5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3031.732346" calcext:value-type="float">
            <text:p><text:s/>463,0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347.84286" calcext:value-type="float">
            <text:p><text:s/>18,3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626.787072" calcext:value-type="float">
            <text:p><text:s/>33,62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1170.167386" calcext:value-type="float">
            <text:p><text:s/>281,1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276.274666" calcext:value-type="float">
            <text:p><text:s/>48,2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45007.791044" calcext:value-type="float">
            <text:p><text:s/>2,345,0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1424.430304" calcext:value-type="float">
            <text:p><text:s/>1,681,4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7014.730908" calcext:value-type="float">
            <text:p>( 27,01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512868.126756" calcext:value-type="float">
            <text:p>( 1,512,86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8899.94855" calcext:value-type="float">
            <text:p><text:s/>388,9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954.530126" calcext:value-type="float">
            <text:p><text:s/>194,955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79728.882064" calcext:value-type="float">
            <text:p><text:s/>79,7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8246.139244" calcext:value-type="float">
            <text:p><text:s/>268,24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671.530948" calcext:value-type="float">
            <text:p><text:s/>103,67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31739.81655" calcext:value-type="float">
            <text:p><text:s/>431,74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8235.354146" calcext:value-type="float">
            <text:p><text:s/>478,23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4416.217022" calcext:value-type="float">
            <text:p><text:s/>164,4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3819.137124" calcext:value-type="float">
            <text:p><text:s/>313,81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9958.039714" calcext:value-type="float">
            <text:p>( 29,958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17131.3079" calcext:value-type="float">
            <text:p>( 217,13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82493.248798" calcext:value-type="float">
            <text:p><text:s/>1,382,49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8448.70575" calcext:value-type="float">
            <text:p><text:s/>1,278,4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4044.543048" calcext:value-type="float">
            <text:p><text:s/>104,04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5164.238696" calcext:value-type="float">
            <text:p>( 55,16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5296.70336" calcext:value-type="float">
            <text:p><text:s/>605,297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87265.625392" calcext:value-type="float">
            <text:p><text:s/>187,2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65895.286564" calcext:value-type="float">
            <text:p><text:s/>3,865,89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655228.264274" calcext:value-type="float">
            <text:p>( 2,655,22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3408.493976" calcext:value-type="float">
            <text:p><text:s/>213,4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4509.572866" calcext:value-type="float">
            <text:p><text:s/>124,5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137.398418" calcext:value-type="float">
            <text:p><text:s/>87,13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9291.047122" calcext:value-type="float">
            <text:p><text:s/>209,2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169.298848" calcext:value-type="float">
            <text:p><text:s/>54,169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9689.488038" calcext:value-type="float">
            <text:p><text:s/>119,6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890.981042" calcext:value-type="float">
            <text:p><text:s/>115,8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98.506996" calcext:value-type="float">
            <text:p><text:s/>3,7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0869.030156" calcext:value-type="float">
            <text:p><text:s/>250,8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7355.093474" calcext:value-type="float">
            <text:p><text:s/>167,355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3513.936682" calcext:value-type="float">
            <text:p><text:s/>83,5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53814.9576424" calcext:value-type="float">
            <text:p><text:s/>4,053,81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0900.003026" calcext:value-type="float">
            <text:p><text:s/>450,9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2071.345178" calcext:value-type="float">
            <text:p><text:s/>262,07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4997.278694" calcext:value-type="float">
            <text:p><text:s/>124,9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152.955438" calcext:value-type="float">
            <text:p><text:s/>69,15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0556.137214" calcext:value-type="float">
            <text:p><text:s/>120,5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854.167738" calcext:value-type="float">
            <text:p><text:s/>86,8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5759.859872" calcext:value-type="float">
            <text:p><text:s/>125,7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7988.576078" calcext:value-type="float">
            <text:p><text:s/>717,9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8548.8489084" calcext:value-type="float">
            <text:p><text:s/>458,549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636985.785496" calcext:value-type="float">
            <text:p><text:s/>1,636,986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859885.5305056" calcext:value-type="float">
            <text:p><text:s/>3,859,88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6471120.6" calcext:value-type="float">
            <text:p><text:s/>36,471,121 <text:s/></text:p>
          </table:table-cell>
          <table:table-cell table:style-name="ce42" office:value-type="float" office:value="7505101.866" calcext:value-type="float">
            <text:p><text:s/>7,505,1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0267.948" calcext:value-type="float">
            <text:p><text:s/>850,268 <text:s/></text:p>
          </table:table-cell>
          <table:table-cell table:style-name="ce42" office:value-type="float" office:value="1525235.707" calcext:value-type="float">
            <text:p><text:s/>1,525,2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6471120.6" calcext:value-type="float">
            <text:p><text:s/>36,471,121 <text:s/></text:p>
          </table:table-cell>
          <table:table-cell table:style-name="ce42" office:value-type="float" office:value="7505101.866" calcext:value-type="float">
            <text:p><text:s/>7,505,1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072.568" calcext:value-type="float">
            <text:p><text:s/>55,073 <text:s/></text:p>
          </table:table-cell>
          <table:table-cell table:style-name="ce42" office:value-type="float" office:value="1515692.428" calcext:value-type="float">
            <text:p><text:s/>1,515,6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5195.38" calcext:value-type="float">
            <text:p><text:s/>795,195 <text:s/></text:p>
          </table:table-cell>
          <table:table-cell table:style-name="ce42" office:value-type="float" office:value="9543.279" calcext:value-type="float">
            <text:p><text:s/>9,5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2161.7" calcext:value-type="float">
            <text:p><text:s/>102,16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641468.00850182" calcext:value-type="float">
            <text:p><text:s/>2,641,468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876995.802148" calcext:value-type="float">
            <text:p><text:s/>128,876,996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79962.8915382" calcext:value-type="float">
            <text:p><text:s/>16,979,963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7885.88" calcext:value-type="float">
            <text:p><text:s/>1,097,886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56249.6" calcext:value-type="float">
            <text:p><text:s/>2,556,250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320.394523537" calcext:value-type="float">
            <text:p><text:s/>296,320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2161.7" calcext:value-type="float">
            <text:p><text:s/>102,16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0588045.044589" calcext:value-type="float">
            <text:p><text:s/>110,588,045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287974.9015221" calcext:value-type="float">
            <text:p><text:s/>23,287,975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1" calcext:value-type="float">
            <text:p><text:s/>0 <text:s/></text:p>
          </table:table-cell>
          <table:table-cell table:style-name="ce43" office:value-type="float" office:value="949565.827989867" calcext:value-type="float">
            <text:p><text:s/>949,566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944569.471068" calcext:value-type="float">
            <text:p><text:s/>109,944,569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01433.512536" calcext:value-type="float">
            <text:p><text:s/>6,001,434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59103.361" calcext:value-type="float">
            <text:p><text:s/>4,859,103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156639.7452497" calcext:value-type="float">
            <text:p><text:s/>44,156,640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404598.3785651" calcext:value-type="float">
            <text:p><text:s/>44,404,598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160.6134339" calcext:value-type="float">
            <text:p><text:s/>70,161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7694.2635" calcext:value-type="float">
            <text:p><text:s/>747,694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704939.59678347" calcext:value-type="float">
            <text:p><text:s/>9,704,940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52417.6162" calcext:value-type="float">
            <text:p><text:s/>1,652,418 <text:s/></text:p>
          </table:table-cell>
          <table:table-cell table:style-name="ce42" office:value-type="float" office:value="101852126.75256" calcext:value-type="float">
            <text:p><text:s/>101,852,127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52417.6162" calcext:value-type="float">
            <text:p><text:s/>1,652,418 <text:s/></text:p>
          </table:table-cell>
          <table:table-cell table:style-name="ce42" office:value-type="float" office:value="78368602.1441883" calcext:value-type="float">
            <text:p><text:s/>78,368,602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3483524.6083712" calcext:value-type="float">
            <text:p><text:s/>23,483,525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0758.11142" calcext:value-type="float">
            <text:p><text:s/>430,758 <text:s/></text:p>
          </table:table-cell>
          <table:table-cell table:style-name="ce42" office:value-type="float" office:value="6470092.9660109" calcext:value-type="float">
            <text:p><text:s/>6,470,093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90.233422" calcext:value-type="float">
            <text:p><text:s/>1,790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5284.6825" calcext:value-type="float">
            <text:p><text:s/>565,285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1837.1735" calcext:value-type="float">
            <text:p><text:s/>611,837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10.543388" calcext:value-type="float">
            <text:p><text:s/>1,511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0758.11142" calcext:value-type="float">
            <text:p><text:s/>430,758 <text:s/></text:p>
          </table:table-cell>
          <table:table-cell table:style-name="ce42" office:value-type="float" office:value="3924918.14297662" calcext:value-type="float">
            <text:p><text:s/>3,924,918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9648.34385" calcext:value-type="float">
            <text:p><text:s/>809,648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0391.108" calcext:value-type="float">
            <text:p><text:s/>320,391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3303.996798" calcext:value-type="float">
            <text:p><text:s/>193,304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1408.7415762822" calcext:value-type="float">
            <text:p><text:s/>41,409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46124.941638" calcext:value-type="float">
            <text:p><text:s/>846,125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2161.7" calcext:value-type="float">
            <text:p><text:s/>102,162 <text:s/></text:p>
          </table:table-cell>
          <table:table-cell table:style-name="ce44" office:value-type="float" office:value="1221659.50478" calcext:value-type="float">
            <text:p><text:s/>1,221,660 <text:s/></text:p>
          </table:table-cell>
          <table:table-cell table:style-name="ce44" office:value-type="float" office:value="70941843.6889191" calcext:value-type="float">
            <text:p><text:s/>70,941,844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2161.7" calcext:value-type="float">
            <text:p><text:s/>102,162 <text:s/></text:p>
          </table:table-cell>
          <table:table-cell table:style-name="ce44" office:value-type="float" office:value="1221659.50478" calcext:value-type="float">
            <text:p><text:s/>1,221,660 <text:s/></text:p>
          </table:table-cell>
          <table:table-cell table:style-name="ce44" office:value-type="float" office:value="47629342.7571709" calcext:value-type="float">
            <text:p><text:s/>47,629,343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21659.50478" calcext:value-type="float">
            <text:p><text:s/>1,221,660 <text:s/></text:p>
          </table:table-cell>
          <table:table-cell table:style-name="ce42" office:value-type="float" office:value="23703547.8076119" calcext:value-type="float">
            <text:p><text:s/>23,703,548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763.641547" calcext:value-type="float">
            <text:p><text:s/>73,764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37.9097333333" calcext:value-type="float">
            <text:p><text:s/>15,638 <text:s/></text:p>
          </table:table-cell>
          <table:table-cell table:style-name="ce42" office:value-type="float" office:value="690878.244752316" calcext:value-type="float">
            <text:p><text:s/>690,878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769.3329333333" calcext:value-type="float">
            <text:p><text:s/>40,769 <text:s/></text:p>
          </table:table-cell>
          <table:table-cell table:style-name="ce42" office:value-type="float" office:value="1211517.41319724" calcext:value-type="float">
            <text:p><text:s/>1,211,517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694.430005" calcext:value-type="float">
            <text:p><text:s/>36,694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995.232296" calcext:value-type="float">
            <text:p><text:s/>40,995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88.8409333333" calcext:value-type="float">
            <text:p><text:s/>15,889 <text:s/></text:p>
          </table:table-cell>
          <table:table-cell table:style-name="ce42" office:value-type="float" office:value="990398.244762415" calcext:value-type="float">
            <text:p><text:s/>990,398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504.260206" calcext:value-type="float">
            <text:p><text:s/>55,504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18490.47271" calcext:value-type="float">
            <text:p><text:s/>1,118,490 <text:s/></text:p>
          </table:table-cell>
          <table:table-cell table:style-name="ce42" office:value-type="float" office:value="6708877.05000883" calcext:value-type="float">
            <text:p><text:s/>6,708,877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18490.47271" calcext:value-type="float">
            <text:p><text:s/>1,118,490 <text:s/></text:p>
          </table:table-cell>
          <table:table-cell table:style-name="ce42" office:value-type="float" office:value="4805350.90511211" calcext:value-type="float">
            <text:p><text:s/>4,805,351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0742.041206" calcext:value-type="float">
            <text:p>( 10,742 <text:s/>)</text:p>
          </table:table-cell>
          <table:table-cell table:style-name="ce45" office:value-type="float" office:value="540991.688253753" calcext:value-type="float">
            <text:p>( 540,992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07748.431504" calcext:value-type="float">
            <text:p>( 1,107,748 <text:s/>)</text:p>
          </table:table-cell>
          <table:table-cell table:style-name="ce45" office:value-type="float" office:value="4122817.64421836" calcext:value-type="float">
            <text:p>( 4,122,818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5581.37783974" calcext:value-type="float">
            <text:p><text:s/>1,285,581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6330.528259972" calcext:value-type="float">
            <text:p><text:s/>456,331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61614.238797" calcext:value-type="float">
            <text:p><text:s/>161,614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8978.167828" calcext:value-type="float">
            <text:p><text:s/>408,978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306.404753" calcext:value-type="float">
            <text:p><text:s/>199,306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620308.897877" calcext:value-type="float">
            <text:p><text:s/>620,309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7300.422001" calcext:value-type="float">
            <text:p><text:s/>2,357,300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2263.646794" calcext:value-type="float">
            <text:p><text:s/>1,352,264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5036.775207" calcext:value-type="float">
            <text:p><text:s/>1,005,037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2565.064664" calcext:value-type="float">
            <text:p>( 112,565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71473.819331" calcext:value-type="float">
            <text:p>( 271,474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67.80067" calcext:value-type="float">
            <text:p><text:s/>5,968 <text:s/></text:p>
          </table:table-cell>
          <table:table-cell table:style-name="ce42" office:value-type="float" office:value="3688092.95265341" calcext:value-type="float">
            <text:p><text:s/>3,688,093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80.680402" calcext:value-type="float">
            <text:p><text:s/>3,581 <text:s/></text:p>
          </table:table-cell>
          <table:table-cell table:style-name="ce42" office:value-type="float" office:value="3473910.16498241" calcext:value-type="float">
            <text:p><text:s/>3,473,910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7.120268" calcext:value-type="float">
            <text:p><text:s/>2,387 <text:s/></text:p>
          </table:table-cell>
          <table:table-cell table:style-name="ce42" office:value-type="float" office:value="214182.787671" calcext:value-type="float">
            <text:p><text:s/>214,183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387.120268" calcext:value-type="float">
            <text:p>( 2,387 <text:s/>)</text:p>
          </table:table-cell>
          <table:table-cell table:style-name="ce45" office:value-type="float" office:value="122378.058078" calcext:value-type="float">
            <text:p>( 122,378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5746.372413" calcext:value-type="float">
            <text:p><text:s/>785,746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02127.560502" calcext:value-type="float">
            <text:p><text:s/>202,128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905.1478" calcext:value-type="float">
            <text:p><text:s/>24,905 <text:s/></text:p>
          </table:table-cell>
          <table:table-cell table:style-name="ce42" office:value-type="float" office:value="4310198.48246552" calcext:value-type="float">
            <text:p><text:s/>4,310,198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4905.1478" calcext:value-type="float">
            <text:p>( 24,905 <text:s/>)</text:p>
          </table:table-cell>
          <table:table-cell table:style-name="ce45" office:value-type="float" office:value="2754308.400674" calcext:value-type="float">
            <text:p>( 2,754,308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3265.643699" calcext:value-type="float">
            <text:p><text:s/>273,266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509.572866" calcext:value-type="float">
            <text:p><text:s/>124,510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6340.324117" calcext:value-type="float">
            <text:p><text:s/>256,340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2800.186162167" calcext:value-type="float">
            <text:p><text:s/>472,800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239.064536" calcext:value-type="float">
            <text:p><text:s/>107,239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8705.238964" calcext:value-type="float">
            <text:p><text:s/>88,705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03369.8740275" calcext:value-type="float">
            <text:p><text:s/>12,103,370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295.2" calcext:value-type="float">
            <text:p><text:s/>86,295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46615.3859895" calcext:value-type="float">
            <text:p><text:s/>11,746,615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245.901042" calcext:value-type="float">
            <text:p><text:s/>138,246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98.506996" calcext:value-type="float">
            <text:p><text:s/>3,799 <text:s/></text:p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414.88" calcext:value-type="float">
            <text:p><text:s/>128,415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7872.529707" calcext:value-type="float">
            <text:p><text:s/>667,873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286.633025" calcext:value-type="float">
            <text:p><text:s/>235,287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32585.896682" calcext:value-type="float">
            <text:p><text:s/>432,586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064.851" calcext:value-type="float">
            <text:p><text:s/>3,0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33397.58176297" calcext:value-type="float">
            <text:p><text:s/>5,433,398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0900.003026" calcext:value-type="float">
            <text:p><text:s/>450,900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0405.44353157" calcext:value-type="float">
            <text:p><text:s/>1,030,405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348.158694" calcext:value-type="float">
            <text:p><text:s/>128,348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447.755438" calcext:value-type="float">
            <text:p><text:s/>79,448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504.777214" calcext:value-type="float">
            <text:p><text:s/>129,505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445.842038" calcext:value-type="float">
            <text:p><text:s/>91,446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759.859872" calcext:value-type="float">
            <text:p><text:s/>125,760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8611.245878" calcext:value-type="float">
            <text:p><text:s/>748,611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064.851" calcext:value-type="float">
            <text:p><text:s/>3,0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6717.7646084" calcext:value-type="float">
            <text:p><text:s/>866,718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782256.731463" calcext:value-type="float">
            <text:p><text:s/>1,782,257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9096.849" calcext:value-type="float">
            <text:p><text:s/>99,09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721154.96406155" calcext:value-type="float">
            <text:p><text:s/>5,721,155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312500.9317481" calcext:value-type="float">
            <text:p><text:s/>23,312,501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312500.9317481" calcext:value-type="float">
            <text:p><text:s/>23,312,501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688220.520863" calcext:value-type="float">
            <text:p>( 19,688,221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8141909.510951" calcext:value-type="float">
            <text:p><text:s/>258,141,910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7996958.572" calcext:value-type="float">
            <text:p><text:s/>217,996,959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7455.939" calcext:value-type="float">
            <text:p><text:s/>807,456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1721.999998" calcext:value-type="float">
            <text:p><text:s/>2,641,722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695772.999953" calcext:value-type="float">
            <text:p><text:s/>36,695,773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15352.999962" calcext:value-type="float">
            <text:p><text:s/>21,915,353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1915352.999962" calcext:value-type="float">
            <text:p><text:s/>21,915,353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